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2.9016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9264in"/>
    </style:style>
    <style:style style:name="co9" style:family="table-column">
      <style:table-column-properties fo:break-before="auto" style:column-width="3.7972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2.4118in"/>
    </style:style>
    <style:style style:name="co12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72"/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CO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cc Num</text:p>
          </table:table-cell>
          <table:table-cell table:style-name="ce1" office:value-type="string" calcext:value-type="string">
            <text:p>Account Nam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Group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as Kan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Piutang usa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Office Suppli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Uang Mu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iaya dibayar dimu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Lancar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set Tetap – Tana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set Tetap – Bangun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kumulasi penyusutan bangun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Aset Tetap – Perlengkapan Kan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Akumulasi penyusutan perlengkapan kant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Kendara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Akumulasi penyusutan kendara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set tidak lancar lainny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et Tetap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tang usa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Utang lainn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Utang Paj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Biaya masih harus dibay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Utang Ban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Utang Jk. Panjang Lainn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wajiban Jangka Panjang</text:p>
          </table:table-cell>
          <table:table-cell office:value-type="string" calcext:value-type="string">
            <text:p>LIABILITI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Modal Tn. Abdu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Abdul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Modal Ibu. F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Fina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ambahan Modal disetor - Abdu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Abdul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Tambahan Modal disetor - F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al Fina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Dividen/ Prive - Abdu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al Abdul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Dividen/ Prive - F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al Fina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Akumulasi Lab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Pendapatan Jas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Pendapatan Penjual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Harga Pokok Penjual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Beban Pemasar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Beban ikl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Beban AT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Kertas &amp; Tinta Prin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Beban Umum Administra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Gaji pegawa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Perjalanan din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Transporta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Listrik, air, telep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Jasa profesion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Pos, materai dan pengirim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Rumah tangga kant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Jamuan dan Sumban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Beban Kebersihan &amp; Keaman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Beban Penyusut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Beban Umum administrasi lainny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Jasa gi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 Di Luar Usaha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Pendapatan lainn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endapatan Di Luar Usaha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Bunga utang 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ndapatan Di Luar Usaha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Administrasi b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Selisih pembulat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Beban lainny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Beban Paj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ban Di Luar Usaha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Helper Accou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lper Header</text:p>
          </table:table-cell>
          <table:table-cell office:value-type="string" calcext:value-type="string">
            <text:p>HELPER</text:p>
          </table:table-cell>
        </table:table-row>
      </table:table>
      <table:table table:name="JURNAL" table:style-name="ta1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ula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cc Number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ACCOUNT NAME</text:p>
          </table:table-cell>
          <table:table-cell table:style-name="ce2" office:value-type="string" calcext:value-type="string">
            <text:p>ACCOUNT GROUP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2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Kas</text:p>
          </table:table-cell>
          <table:table-cell office:value-type="float" office:value="1002" calcext:value-type="float">
            <text:p>1002</text:p>
          </table:table-cell>
          <table:table-cell office:value-type="float" office:value="2500000" calcext:value-type="float">
            <text:p>2,500,000</text:p>
          </table:table-cell>
          <table:table-cell office:value-type="float" office:value="0" calcext:value-type="float">
            <text:p>0</text:p>
          </table:table-cell>
          <table:table-cell table:formula="of:=[.E2]-[.F2]" office:value-type="float" office:value="2500000" calcext:value-type="float">
            <text:p>2,500,000</text:p>
          </table:table-cell>
          <table:table-cell table:formula="of:=VLOOKUP([.D2];[COA.$A$2:.$E$58];2;0)" office:value-type="string" office:string-value="Kas Kantor" calcext:value-type="string">
            <text:p>Kas Kantor</text:p>
          </table:table-cell>
          <table:table-cell table:formula="of:=VLOOKUP([.D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3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Kas</text:p>
          </table:table-cell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,500,000</text:p>
          </table:table-cell>
          <table:table-cell table:formula="of:=[.E3]-[.F3]" office:value-type="float" office:value="-2500000" calcext:value-type="float">
            <text:p>-2,500,000</text:p>
          </table:table-cell>
          <table:table-cell table:formula="of:=VLOOKUP([.D3];[COA.$A$2:.$E$58];2;0)" office:value-type="string" office:string-value="Modal Tn. Abdul" calcext:value-type="string">
            <text:p>Modal Tn. Abdul</text:p>
          </table:table-cell>
          <table:table-cell table:formula="of:=VLOOKUP([.D3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4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Bank</text:p>
          </table:table-cell>
          <table:table-cell office:value-type="float" office:value="1010" calcext:value-type="float">
            <text:p>1010</text:p>
          </table:table-cell>
          <table:table-cell office:value-type="float" office:value="100000000" calcext:value-type="float">
            <text:p>100,000,000</text:p>
          </table:table-cell>
          <table:table-cell office:value-type="float" office:value="0" calcext:value-type="float">
            <text:p>0</text:p>
          </table:table-cell>
          <table:table-cell table:formula="of:=[.E4]-[.F4]" office:value-type="float" office:value="100000000" calcext:value-type="float">
            <text:p>100,000,000</text:p>
          </table:table-cell>
          <table:table-cell table:formula="of:=VLOOKUP([.D4];[COA.$A$2:.$E$58];2;0)" office:value-type="string" office:string-value="Bank" calcext:value-type="string">
            <text:p>Bank</text:p>
          </table:table-cell>
          <table:table-cell table:formula="of:=VLOOKUP([.D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5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Bank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100000000" calcext:value-type="float">
            <text:p>100,000,000</text:p>
          </table:table-cell>
          <table:table-cell table:formula="of:=[.E5]-[.F5]" office:value-type="float" office:value="-100000000" calcext:value-type="float">
            <text:p>-100,000,000</text:p>
          </table:table-cell>
          <table:table-cell table:formula="of:=VLOOKUP([.D5];[COA.$A$2:.$E$58];2;0)" office:value-type="string" office:string-value="Modal Ibu. Fina" calcext:value-type="string">
            <text:p>Modal Ibu. Fina</text:p>
          </table:table-cell>
          <table:table-cell table:formula="of:=VLOOKUP([.D5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6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Tanah</text:p>
          </table:table-cell>
          <table:table-cell office:value-type="float" office:value="1310" calcext:value-type="float">
            <text:p>1310</text:p>
          </table:table-cell>
          <table:table-cell office:value-type="float" office:value="300000000" calcext:value-type="float">
            <text:p>300,000,000</text:p>
          </table:table-cell>
          <table:table-cell office:value-type="float" office:value="0" calcext:value-type="float">
            <text:p>0</text:p>
          </table:table-cell>
          <table:table-cell table:formula="of:=[.E6]-[.F6]" office:value-type="float" office:value="300000000" calcext:value-type="float">
            <text:p>300,000,000</text:p>
          </table:table-cell>
          <table:table-cell table:formula="of:=VLOOKUP([.D6];[COA.$A$2:.$E$58];2;0)" office:value-type="string" office:string-value="Aset Tetap – Tanah" calcext:value-type="string">
            <text:p>Aset Tetap – Tanah</text:p>
          </table:table-cell>
          <table:table-cell table:formula="of:=VLOOKUP([.D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7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Tanah</text:p>
          </table:table-cell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 office:value-type="float" office:value="300000000" calcext:value-type="float">
            <text:p>300,000,000</text:p>
          </table:table-cell>
          <table:table-cell table:formula="of:=[.E7]-[.F7]" office:value-type="float" office:value="-300000000" calcext:value-type="float">
            <text:p>-300,000,000</text:p>
          </table:table-cell>
          <table:table-cell table:formula="of:=VLOOKUP([.D7];[COA.$A$2:.$E$58];2;0)" office:value-type="string" office:string-value="Modal Tn. Abdul" calcext:value-type="string">
            <text:p>Modal Tn. Abdul</text:p>
          </table:table-cell>
          <table:table-cell table:formula="of:=VLOOKUP([.D7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8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Bangunan</text:p>
          </table:table-cell>
          <table:table-cell office:value-type="float" office:value="1320" calcext:value-type="float">
            <text:p>1320</text:p>
          </table:table-cell>
          <table:table-cell office:value-type="float" office:value="250000000" calcext:value-type="float">
            <text:p>250,000,000</text:p>
          </table:table-cell>
          <table:table-cell office:value-type="float" office:value="0" calcext:value-type="float">
            <text:p>0</text:p>
          </table:table-cell>
          <table:table-cell table:formula="of:=[.E8]-[.F8]" office:value-type="float" office:value="250000000" calcext:value-type="float">
            <text:p>250,000,000</text:p>
          </table:table-cell>
          <table:table-cell table:formula="of:=VLOOKUP([.D8];[COA.$A$2:.$E$58];2;0)" office:value-type="string" office:string-value="Aset Tetap – Bangunan" calcext:value-type="string">
            <text:p>Aset Tetap – Bangunan</text:p>
          </table:table-cell>
          <table:table-cell table:formula="of:=VLOOKUP([.D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9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Bangunan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250000000" calcext:value-type="float">
            <text:p>250,000,000</text:p>
          </table:table-cell>
          <table:table-cell table:formula="of:=[.E9]-[.F9]" office:value-type="float" office:value="-250000000" calcext:value-type="float">
            <text:p>-250,000,000</text:p>
          </table:table-cell>
          <table:table-cell table:formula="of:=VLOOKUP([.D9];[COA.$A$2:.$E$58];2;0)" office:value-type="string" office:string-value="Modal Ibu. Fina" calcext:value-type="string">
            <text:p>Modal Ibu. Fina</text:p>
          </table:table-cell>
          <table:table-cell table:formula="of:=VLOOKUP([.D9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10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Perlengkapan Kantor</text:p>
          </table:table-cell>
          <table:table-cell office:value-type="float" office:value="1330" calcext:value-type="float">
            <text:p>1330</text:p>
          </table:table-cell>
          <table:table-cell office:value-type="float" office:value="60000000" calcext:value-type="float">
            <text:p>60,000,000</text:p>
          </table:table-cell>
          <table:table-cell office:value-type="float" office:value="0" calcext:value-type="float">
            <text:p>0</text:p>
          </table:table-cell>
          <table:table-cell table:formula="of:=[.E10]-[.F10]" office:value-type="float" office:value="60000000" calcext:value-type="float">
            <text:p>60,000,000</text:p>
          </table:table-cell>
          <table:table-cell table:formula="of:=VLOOKUP([.D10];[COA.$A$2:.$E$58];2;0)" office:value-type="string" office:string-value="Aset Tetap – Perlengkapan Kantor" calcext:value-type="string">
            <text:p>Aset Tetap – Perlengkapan Kantor</text:p>
          </table:table-cell>
          <table:table-cell table:formula="of:=VLOOKUP([.D1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1" calcext:value-type="date">
            <text:p>1 Jan 20</text:p>
          </table:table-cell>
          <table:table-cell table:formula="of:=TEXT([.A11];&quot;MMM&quot;)" office:value-type="string" office:string-value="Jan" calcext:value-type="string">
            <text:p>Jan</text:p>
          </table:table-cell>
          <table:table-cell office:value-type="string" calcext:value-type="string">
            <text:p>Saldo Awal - Perlengkapan Kantor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,000,000</text:p>
          </table:table-cell>
          <table:table-cell table:formula="of:=[.E11]-[.F11]" office:value-type="float" office:value="-60000000" calcext:value-type="float">
            <text:p>-60,000,000</text:p>
          </table:table-cell>
          <table:table-cell table:formula="of:=VLOOKUP([.D11];[COA.$A$2:.$E$58];2;0)" office:value-type="string" office:string-value="Modal Ibu. Fina" calcext:value-type="string">
            <text:p>Modal Ibu. Fina</text:p>
          </table:table-cell>
          <table:table-cell table:formula="of:=VLOOKUP([.D11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02" calcext:value-type="date">
            <text:p>2 Jan 20</text:p>
          </table:table-cell>
          <table:table-cell table:formula="of:=TEXT([.A12];&quot;MMM&quot;)" office:value-type="string" office:string-value="Jan" calcext:value-type="string">
            <text:p>Jan</text:p>
          </table:table-cell>
          <table:table-cell office:value-type="string" calcext:value-type="string">
            <text:p>Jasa Konsultasi untuk PT. Sukses Jaya - Jatuh tempo pada tanggal 22 Januari 2019</text:p>
          </table:table-cell>
          <table:table-cell office:value-type="float" office:value="1100" calcext:value-type="float">
            <text:p>110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E12]-[.F12]" office:value-type="float" office:value="24000000" calcext:value-type="float">
            <text:p>24,000,000</text:p>
          </table:table-cell>
          <table:table-cell table:formula="of:=VLOOKUP([.D12];[COA.$A$2:.$E$58];2;0)" office:value-type="string" office:string-value="Piutang usaha" calcext:value-type="string">
            <text:p>Piutang usaha</text:p>
          </table:table-cell>
          <table:table-cell table:formula="of:=VLOOKUP([.D1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2" calcext:value-type="date">
            <text:p>2 Jan 20</text:p>
          </table:table-cell>
          <table:table-cell table:formula="of:=TEXT([.A13];&quot;MMM&quot;)" office:value-type="string" office:string-value="Jan" calcext:value-type="string">
            <text:p>Jan</text:p>
          </table:table-cell>
          <table:table-cell office:value-type="string" calcext:value-type="string">
            <text:p>Jasa Konsultasi untuk PT. Sukses Jaya - Jatuh tempo pada tanggal 22 Januari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E13]-[.F13]" office:value-type="float" office:value="-24000000" calcext:value-type="float">
            <text:p>-24,000,000</text:p>
          </table:table-cell>
          <table:table-cell table:formula="of:=VLOOKUP([.D13];[COA.$A$2:.$E$58];2;0)" office:value-type="string" office:string-value="Pendapatan Jasa" calcext:value-type="string">
            <text:p>Pendapatan Jasa</text:p>
          </table:table-cell>
          <table:table-cell table:formula="of:=VLOOKUP([.D13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05" calcext:value-type="date">
            <text:p>5 Jan 20</text:p>
          </table:table-cell>
          <table:table-cell table:formula="of:=TEXT([.A14];&quot;MMM&quot;)" office:value-type="string" office:string-value="Jan" calcext:value-type="string">
            <text:p>Jan</text:p>
          </table:table-cell>
          <table:table-cell office:value-type="string" calcext:value-type="string">
            <text:p>Penerimaan pembayaran dari UD. Dagang Sejahtera</text:p>
          </table:table-cell>
          <table:table-cell office:value-type="float" office:value="1010" calcext:value-type="float">
            <text:p>1010</text:p>
          </table:table-cell>
          <table:table-cell office:value-type="float" office:value="19000000" calcext:value-type="float">
            <text:p>19,000,000</text:p>
          </table:table-cell>
          <table:table-cell office:value-type="float" office:value="0" calcext:value-type="float">
            <text:p>0</text:p>
          </table:table-cell>
          <table:table-cell table:formula="of:=[.E14]-[.F14]" office:value-type="float" office:value="19000000" calcext:value-type="float">
            <text:p>19,000,000</text:p>
          </table:table-cell>
          <table:table-cell table:formula="of:=VLOOKUP([.D14];[COA.$A$2:.$E$58];2;0)" office:value-type="string" office:string-value="Bank" calcext:value-type="string">
            <text:p>Bank</text:p>
          </table:table-cell>
          <table:table-cell table:formula="of:=VLOOKUP([.D1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5" calcext:value-type="date">
            <text:p>5 Jan 20</text:p>
          </table:table-cell>
          <table:table-cell table:formula="of:=TEXT([.A15];&quot;MMM&quot;)" office:value-type="string" office:string-value="Jan" calcext:value-type="string">
            <text:p>Jan</text:p>
          </table:table-cell>
          <table:table-cell office:value-type="string" calcext:value-type="string">
            <text:p>Penerimaan pembayaran dari UD. Dagang Sejahter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9000000" calcext:value-type="float">
            <text:p>19,000,000</text:p>
          </table:table-cell>
          <table:table-cell table:formula="of:=[.E15]-[.F15]" office:value-type="float" office:value="-19000000" calcext:value-type="float">
            <text:p>-19,000,000</text:p>
          </table:table-cell>
          <table:table-cell table:formula="of:=VLOOKUP([.D15];[COA.$A$2:.$E$58];2;0)" office:value-type="string" office:string-value="Pendapatan Jasa" calcext:value-type="string">
            <text:p>Pendapatan Jasa</text:p>
          </table:table-cell>
          <table:table-cell table:formula="of:=VLOOKUP([.D1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08" calcext:value-type="date">
            <text:p>8 Jan 20</text:p>
          </table:table-cell>
          <table:table-cell table:formula="of:=TEXT([.A16];&quot;MMM&quot;)" office:value-type="string" office:string-value="Jan" calcext:value-type="string">
            <text:p>Jan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02" calcext:value-type="float">
            <text:p>1002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0" calcext:value-type="float">
            <text:p>0</text:p>
          </table:table-cell>
          <table:table-cell table:formula="of:=[.E16]-[.F16]" office:value-type="float" office:value="3000000" calcext:value-type="float">
            <text:p>3,000,000</text:p>
          </table:table-cell>
          <table:table-cell table:formula="of:=VLOOKUP([.D16];[COA.$A$2:.$E$58];2;0)" office:value-type="string" office:string-value="Kas Kantor" calcext:value-type="string">
            <text:p>Kas Kantor</text:p>
          </table:table-cell>
          <table:table-cell table:formula="of:=VLOOKUP([.D1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8" calcext:value-type="date">
            <text:p>8 Jan 20</text:p>
          </table:table-cell>
          <table:table-cell table:formula="of:=TEXT([.A17];&quot;MMM&quot;)" office:value-type="string" office:string-value="Jan" calcext:value-type="string">
            <text:p>Jan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000000" calcext:value-type="float">
            <text:p>3,000,000</text:p>
          </table:table-cell>
          <table:table-cell table:formula="of:=[.E17]-[.F17]" office:value-type="float" office:value="-3000000" calcext:value-type="float">
            <text:p>-3,000,000</text:p>
          </table:table-cell>
          <table:table-cell table:formula="of:=VLOOKUP([.D17];[COA.$A$2:.$E$58];2;0)" office:value-type="string" office:string-value="Bank" calcext:value-type="string">
            <text:p>Bank</text:p>
          </table:table-cell>
          <table:table-cell table:formula="of:=VLOOKUP([.D1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table:formula="of:=TEXT([.A18];&quot;MMM&quot;)" office:value-type="string" office:string-value="Jan" calcext:value-type="string">
            <text:p>Jan</text:p>
          </table:table-cell>
          <table:table-cell office:value-type="string" calcext:value-type="string">
            <text:p>Pembayaran iuran air dan tagihan telepon</text:p>
          </table:table-cell>
          <table:table-cell office:value-type="float" office:value="5025" calcext:value-type="float">
            <text:p>5025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E18]-[.F18]" office:value-type="float" office:value="1120000" calcext:value-type="float">
            <text:p>1,120,000</text:p>
          </table:table-cell>
          <table:table-cell table:formula="of:=VLOOKUP([.D18];[COA.$A$2:.$E$58];2;0)" office:value-type="string" office:string-value="Listrik, air, telepon" calcext:value-type="string">
            <text:p>Listrik, air, telepon</text:p>
          </table:table-cell>
          <table:table-cell table:formula="of:=VLOOKUP([.D18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table:formula="of:=TEXT([.A19];&quot;MMM&quot;)" office:value-type="string" office:string-value="Jan" calcext:value-type="string">
            <text:p>Jan</text:p>
          </table:table-cell>
          <table:table-cell office:value-type="string" calcext:value-type="string">
            <text:p>Pembayaran iuran air dan tagihan telepon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E19]-[.F19]" office:value-type="float" office:value="-1120000" calcext:value-type="float">
            <text:p>-1,120,000</text:p>
          </table:table-cell>
          <table:table-cell table:formula="of:=VLOOKUP([.D19];[COA.$A$2:.$E$58];2;0)" office:value-type="string" office:string-value="Kas Kantor" calcext:value-type="string">
            <text:p>Kas Kantor</text:p>
          </table:table-cell>
          <table:table-cell table:formula="of:=VLOOKUP([.D1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table:formula="of:=TEXT([.A20];&quot;MMM&quot;)" office:value-type="string" office:string-value="Jan" calcext:value-type="string">
            <text:p>Jan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E20]-[.F20]" office:value-type="float" office:value="1120000" calcext:value-type="float">
            <text:p>1,120,000</text:p>
          </table:table-cell>
          <table:table-cell table:formula="of:=VLOOKUP([.D20];[COA.$A$2:.$E$58];2;0)" office:value-type="string" office:string-value="Beban ATK" calcext:value-type="string">
            <text:p>Beban ATK</text:p>
          </table:table-cell>
          <table:table-cell table:formula="of:=VLOOKUP([.D2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09" calcext:value-type="date">
            <text:p>9 Jan 20</text:p>
          </table:table-cell>
          <table:table-cell table:formula="of:=TEXT([.A21];&quot;MMM&quot;)" office:value-type="string" office:string-value="Jan" calcext:value-type="string">
            <text:p>Jan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E21]-[.F21]" office:value-type="float" office:value="-1120000" calcext:value-type="float">
            <text:p>-1,120,000</text:p>
          </table:table-cell>
          <table:table-cell table:formula="of:=VLOOKUP([.D21];[COA.$A$2:.$E$58];2;0)" office:value-type="string" office:string-value="Utang usaha" calcext:value-type="string">
            <text:p>Utang usaha</text:p>
          </table:table-cell>
          <table:table-cell table:formula="of:=VLOOKUP([.D21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table:formula="of:=TEXT([.A22];&quot;MMM&quot;)" office:value-type="string" office:string-value="Jan" calcext:value-type="string">
            <text:p>Jan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5025" calcext:value-type="float">
            <text:p>5025</text:p>
          </table:table-cell>
          <table:table-cell office:value-type="float" office:value="300000" calcext:value-type="float">
            <text:p>300,000</text:p>
          </table:table-cell>
          <table:table-cell office:value-type="float" office:value="0" calcext:value-type="float">
            <text:p>0</text:p>
          </table:table-cell>
          <table:table-cell table:formula="of:=[.E22]-[.F22]" office:value-type="float" office:value="300000" calcext:value-type="float">
            <text:p>300,000</text:p>
          </table:table-cell>
          <table:table-cell table:formula="of:=VLOOKUP([.D22];[COA.$A$2:.$E$58];2;0)" office:value-type="string" office:string-value="Listrik, air, telepon" calcext:value-type="string">
            <text:p>Listrik, air, telepon</text:p>
          </table:table-cell>
          <table:table-cell table:formula="of:=VLOOKUP([.D2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table:formula="of:=TEXT([.A23];&quot;MMM&quot;)" office:value-type="string" office:string-value="Jan" calcext:value-type="string">
            <text:p>Jan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,000</text:p>
          </table:table-cell>
          <table:table-cell table:formula="of:=[.E23]-[.F23]" office:value-type="float" office:value="-300000" calcext:value-type="float">
            <text:p>-300,000</text:p>
          </table:table-cell>
          <table:table-cell table:formula="of:=VLOOKUP([.D23];[COA.$A$2:.$E$58];2;0)" office:value-type="string" office:string-value="Kas Kantor" calcext:value-type="string">
            <text:p>Kas Kantor</text:p>
          </table:table-cell>
          <table:table-cell table:formula="of:=VLOOKUP([.D2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table:formula="of:=TEXT([.A24];&quot;MMM&quot;)" office:value-type="string" office:string-value="Jan" calcext:value-type="string">
            <text:p>Jan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3500000" calcext:value-type="float">
            <text:p>3,500,000</text:p>
          </table:table-cell>
          <table:table-cell office:value-type="float" office:value="0" calcext:value-type="float">
            <text:p>0</text:p>
          </table:table-cell>
          <table:table-cell table:formula="of:=[.E24]-[.F24]" office:value-type="float" office:value="3500000" calcext:value-type="float">
            <text:p>3,500,000</text:p>
          </table:table-cell>
          <table:table-cell table:formula="of:=VLOOKUP([.D24];[COA.$A$2:.$E$58];2;0)" office:value-type="string" office:string-value="Beban ATK" calcext:value-type="string">
            <text:p>Beban ATK</text:p>
          </table:table-cell>
          <table:table-cell table:formula="of:=VLOOKUP([.D2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10" calcext:value-type="date">
            <text:p>10 Jan 20</text:p>
          </table:table-cell>
          <table:table-cell table:formula="of:=TEXT([.A25];&quot;MMM&quot;)" office:value-type="string" office:string-value="Jan" calcext:value-type="string">
            <text:p>Jan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,500,000</text:p>
          </table:table-cell>
          <table:table-cell table:formula="of:=[.E25]-[.F25]" office:value-type="float" office:value="-3500000" calcext:value-type="float">
            <text:p>-3,500,000</text:p>
          </table:table-cell>
          <table:table-cell table:formula="of:=VLOOKUP([.D25];[COA.$A$2:.$E$58];2;0)" office:value-type="string" office:string-value="Utang usaha" calcext:value-type="string">
            <text:p>Utang usaha</text:p>
          </table:table-cell>
          <table:table-cell table:formula="of:=VLOOKUP([.D25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table:formula="of:=TEXT([.A26];&quot;MMM&quot;)" office:value-type="string" office:string-value="Jan" calcext:value-type="string">
            <text:p>Jan</text:p>
          </table:table-cell>
          <table:table-cell office:value-type="string" calcext:value-type="string">
            <text:p>Makanan ringan untuk tamu kantor</text:p>
          </table:table-cell>
          <table:table-cell office:value-type="float" office:value="5030" calcext:value-type="float">
            <text:p>5030</text:p>
          </table:table-cell>
          <table:table-cell office:value-type="float" office:value="250000" calcext:value-type="float">
            <text:p>250,000</text:p>
          </table:table-cell>
          <table:table-cell office:value-type="float" office:value="0" calcext:value-type="float">
            <text:p>0</text:p>
          </table:table-cell>
          <table:table-cell table:formula="of:=[.E26]-[.F26]" office:value-type="float" office:value="250000" calcext:value-type="float">
            <text:p>250,000</text:p>
          </table:table-cell>
          <table:table-cell table:formula="of:=VLOOKUP([.D26];[COA.$A$2:.$E$58];2;0)" office:value-type="string" office:string-value="Jamuan dan Sumbangan" calcext:value-type="string">
            <text:p>Jamuan dan Sumbangan</text:p>
          </table:table-cell>
          <table:table-cell table:formula="of:=VLOOKUP([.D2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table:formula="of:=TEXT([.A27];&quot;MMM&quot;)" office:value-type="string" office:string-value="Jan" calcext:value-type="string">
            <text:p>Jan</text:p>
          </table:table-cell>
          <table:table-cell office:value-type="string" calcext:value-type="string">
            <text:p>Makanan ringan untuk tamu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,000</text:p>
          </table:table-cell>
          <table:table-cell table:formula="of:=[.E27]-[.F27]" office:value-type="float" office:value="-250000" calcext:value-type="float">
            <text:p>-250,000</text:p>
          </table:table-cell>
          <table:table-cell table:formula="of:=VLOOKUP([.D27];[COA.$A$2:.$E$58];2;0)" office:value-type="string" office:string-value="Kas Kantor" calcext:value-type="string">
            <text:p>Kas Kantor</text:p>
          </table:table-cell>
          <table:table-cell table:formula="of:=VLOOKUP([.D2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table:formula="of:=TEXT([.A28];&quot;MMM&quot;)" office:value-type="string" office:string-value="Jan" calcext:value-type="string">
            <text:p>Jan</text:p>
          </table:table-cell>
          <table:table-cell office:value-type="string" calcext:value-type="string">
            <text:p>Jasa Internal Control untuk PT. Maju Bersama - Jatuh tempo bulan Februari</text:p>
          </table:table-cell>
          <table:table-cell office:value-type="float" office:value="1100" calcext:value-type="float">
            <text:p>110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E28]-[.F28]" office:value-type="float" office:value="8500000" calcext:value-type="float">
            <text:p>8,500,000</text:p>
          </table:table-cell>
          <table:table-cell table:formula="of:=VLOOKUP([.D28];[COA.$A$2:.$E$58];2;0)" office:value-type="string" office:string-value="Piutang usaha" calcext:value-type="string">
            <text:p>Piutang usaha</text:p>
          </table:table-cell>
          <table:table-cell table:formula="of:=VLOOKUP([.D2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1" calcext:value-type="date">
            <text:p>11 Jan 20</text:p>
          </table:table-cell>
          <table:table-cell table:formula="of:=TEXT([.A29];&quot;MMM&quot;)" office:value-type="string" office:string-value="Jan" calcext:value-type="string">
            <text:p>Jan</text:p>
          </table:table-cell>
          <table:table-cell office:value-type="string" calcext:value-type="string">
            <text:p>Jasa Internal Control untuk PT. Maju Bersama - Jatuh tempo bulan Februari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E29]-[.F29]" office:value-type="float" office:value="-8500000" calcext:value-type="float">
            <text:p>-8,500,000</text:p>
          </table:table-cell>
          <table:table-cell table:formula="of:=VLOOKUP([.D29];[COA.$A$2:.$E$58];2;0)" office:value-type="string" office:string-value="Pendapatan Jasa" calcext:value-type="string">
            <text:p>Pendapatan Jasa</text:p>
          </table:table-cell>
          <table:table-cell table:formula="of:=VLOOKUP([.D29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13" calcext:value-type="date">
            <text:p>13 Jan 20</text:p>
          </table:table-cell>
          <table:table-cell table:formula="of:=TEXT([.A30];&quot;MMM&quot;)" office:value-type="string" office:string-value="Jan" calcext:value-type="string">
            <text:p>Jan</text:p>
          </table:table-cell>
          <table:table-cell office:value-type="string" calcext:value-type="string">
            <text:p>Setoran dari owner</text:p>
          </table:table-cell>
          <table:table-cell office:value-type="float" office:value="1010" calcext:value-type="float">
            <text:p>1010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0" calcext:value-type="float">
            <text:p>0</text:p>
          </table:table-cell>
          <table:table-cell table:formula="of:=[.E30]-[.F30]" office:value-type="float" office:value="75000000" calcext:value-type="float">
            <text:p>75,000,000</text:p>
          </table:table-cell>
          <table:table-cell table:formula="of:=VLOOKUP([.D30];[COA.$A$2:.$E$58];2;0)" office:value-type="string" office:string-value="Bank" calcext:value-type="string">
            <text:p>Bank</text:p>
          </table:table-cell>
          <table:table-cell table:formula="of:=VLOOKUP([.D3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3" calcext:value-type="date">
            <text:p>13 Jan 20</text:p>
          </table:table-cell>
          <table:table-cell table:formula="of:=TEXT([.A31];&quot;MMM&quot;)" office:value-type="string" office:string-value="Jan" calcext:value-type="string">
            <text:p>Jan</text:p>
          </table:table-cell>
          <table:table-cell office:value-type="string" calcext:value-type="string">
            <text:p>Setoran dari owner</text:p>
          </table:table-cell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  <table:table-cell office:value-type="float" office:value="75000000" calcext:value-type="float">
            <text:p>75,000,000</text:p>
          </table:table-cell>
          <table:table-cell table:formula="of:=[.E31]-[.F31]" office:value-type="float" office:value="-75000000" calcext:value-type="float">
            <text:p>-75,000,000</text:p>
          </table:table-cell>
          <table:table-cell table:formula="of:=VLOOKUP([.D31];[COA.$A$2:.$E$58];2;0)" office:value-type="string" office:string-value="Tambahan Modal disetor - Abdul" calcext:value-type="string">
            <text:p>Tambahan Modal disetor - Abdul</text:p>
          </table:table-cell>
          <table:table-cell table:formula="of:=VLOOKUP([.D31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17" calcext:value-type="date">
            <text:p>17 Jan 20</text:p>
          </table:table-cell>
          <table:table-cell table:formula="of:=TEXT([.A32];&quot;MMM&quot;)" office:value-type="string" office:string-value="Jan" calcext:value-type="string">
            <text:p>Jan</text:p>
          </table:table-cell>
          <table:table-cell office:value-type="string" calcext:value-type="string">
            <text:p>Setoran dari owner</text:p>
          </table:table-cell>
          <table:table-cell office:value-type="float" office:value="1010" calcext:value-type="float">
            <text:p>1010</text:p>
          </table:table-cell>
          <table:table-cell office:value-type="float" office:value="50000000" calcext:value-type="float">
            <text:p>50,000,000</text:p>
          </table:table-cell>
          <table:table-cell office:value-type="float" office:value="0" calcext:value-type="float">
            <text:p>0</text:p>
          </table:table-cell>
          <table:table-cell table:formula="of:=[.E32]-[.F32]" office:value-type="float" office:value="50000000" calcext:value-type="float">
            <text:p>50,000,000</text:p>
          </table:table-cell>
          <table:table-cell table:formula="of:=VLOOKUP([.D32];[COA.$A$2:.$E$58];2;0)" office:value-type="string" office:string-value="Bank" calcext:value-type="string">
            <text:p>Bank</text:p>
          </table:table-cell>
          <table:table-cell table:formula="of:=VLOOKUP([.D3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17" calcext:value-type="date">
            <text:p>17 Jan 20</text:p>
          </table:table-cell>
          <table:table-cell table:formula="of:=TEXT([.A33];&quot;MMM&quot;)" office:value-type="string" office:string-value="Jan" calcext:value-type="string">
            <text:p>Jan</text:p>
          </table:table-cell>
          <table:table-cell office:value-type="string" calcext:value-type="string">
            <text:p>Setoran dari owner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,000,000</text:p>
          </table:table-cell>
          <table:table-cell table:formula="of:=[.E33]-[.F33]" office:value-type="float" office:value="-50000000" calcext:value-type="float">
            <text:p>-50,000,000</text:p>
          </table:table-cell>
          <table:table-cell table:formula="of:=VLOOKUP([.D33];[COA.$A$2:.$E$58];2;0)" office:value-type="string" office:string-value="Tambahan Modal disetor - Fina" calcext:value-type="string">
            <text:p>Tambahan Modal disetor - Fina</text:p>
          </table:table-cell>
          <table:table-cell table:formula="of:=VLOOKUP([.D33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1-22" calcext:value-type="date">
            <text:p>22 Jan 20</text:p>
          </table:table-cell>
          <table:table-cell table:formula="of:=TEXT([.A34];&quot;MMM&quot;)" office:value-type="string" office:string-value="Jan" calcext:value-type="string">
            <text:p>Jan</text:p>
          </table:table-cell>
          <table:table-cell office:value-type="string" calcext:value-type="string">
            <text:p>Penerimaan pembayaran dari PT. Sukses Jaya</text:p>
          </table:table-cell>
          <table:table-cell office:value-type="float" office:value="1010" calcext:value-type="float">
            <text:p>101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E34]-[.F34]" office:value-type="float" office:value="24000000" calcext:value-type="float">
            <text:p>24,000,000</text:p>
          </table:table-cell>
          <table:table-cell table:formula="of:=VLOOKUP([.D34];[COA.$A$2:.$E$58];2;0)" office:value-type="string" office:string-value="Bank" calcext:value-type="string">
            <text:p>Bank</text:p>
          </table:table-cell>
          <table:table-cell table:formula="of:=VLOOKUP([.D3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22" calcext:value-type="date">
            <text:p>22 Jan 20</text:p>
          </table:table-cell>
          <table:table-cell table:formula="of:=TEXT([.A35];&quot;MMM&quot;)" office:value-type="string" office:string-value="Jan" calcext:value-type="string">
            <text:p>Jan</text:p>
          </table:table-cell>
          <table:table-cell office:value-type="string" calcext:value-type="string">
            <text:p>Penerimaan pembayaran dari PT. Sukses Jay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E35]-[.F35]" office:value-type="float" office:value="-24000000" calcext:value-type="float">
            <text:p>-24,000,000</text:p>
          </table:table-cell>
          <table:table-cell table:formula="of:=VLOOKUP([.D35];[COA.$A$2:.$E$58];2;0)" office:value-type="string" office:string-value="Pendapatan Jasa" calcext:value-type="string">
            <text:p>Pendapatan Jasa</text:p>
          </table:table-cell>
          <table:table-cell table:formula="of:=VLOOKUP([.D3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1-26" calcext:value-type="date">
            <text:p>26 Jan 20</text:p>
          </table:table-cell>
          <table:table-cell table:formula="of:=TEXT([.A36];&quot;MMM&quot;)" office:value-type="string" office:string-value="Jan" calcext:value-type="string">
            <text:p>Jan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5011" calcext:value-type="float">
            <text:p>5011</text:p>
          </table:table-cell>
          <table:table-cell office:value-type="float" office:value="2500000" calcext:value-type="float">
            <text:p>2,500,000</text:p>
          </table:table-cell>
          <table:table-cell office:value-type="float" office:value="0" calcext:value-type="float">
            <text:p>0</text:p>
          </table:table-cell>
          <table:table-cell table:formula="of:=[.E36]-[.F36]" office:value-type="float" office:value="2500000" calcext:value-type="float">
            <text:p>2,500,000</text:p>
          </table:table-cell>
          <table:table-cell table:formula="of:=VLOOKUP([.D36];[COA.$A$2:.$E$58];2;0)" office:value-type="string" office:string-value="Beban iklan" calcext:value-type="string">
            <text:p>Beban iklan</text:p>
          </table:table-cell>
          <table:table-cell table:formula="of:=VLOOKUP([.D3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26" calcext:value-type="date">
            <text:p>26 Jan 20</text:p>
          </table:table-cell>
          <table:table-cell table:formula="of:=TEXT([.A37];&quot;MMM&quot;)" office:value-type="string" office:string-value="Jan" calcext:value-type="string">
            <text:p>Jan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,500,000</text:p>
          </table:table-cell>
          <table:table-cell table:formula="of:=[.E37]-[.F37]" office:value-type="float" office:value="-2500000" calcext:value-type="float">
            <text:p>-2,500,000</text:p>
          </table:table-cell>
          <table:table-cell table:formula="of:=VLOOKUP([.D37];[COA.$A$2:.$E$58];2;0)" office:value-type="string" office:string-value="Bank" calcext:value-type="string">
            <text:p>Bank</text:p>
          </table:table-cell>
          <table:table-cell table:formula="of:=VLOOKUP([.D3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28" calcext:value-type="date">
            <text:p>28 Jan 20</text:p>
          </table:table-cell>
          <table:table-cell table:formula="of:=TEXT([.A38];&quot;MMM&quot;)" office:value-type="string" office:string-value="Jan" calcext:value-type="string">
            <text:p>Jan</text:p>
          </table:table-cell>
          <table:table-cell office:value-type="string" calcext:value-type="string">
            <text:p>Pembayaran gaji karyawan</text:p>
          </table:table-cell>
          <table:table-cell office:value-type="float" office:value="5021" calcext:value-type="float">
            <text:p>5021</text:p>
          </table:table-cell>
          <table:table-cell office:value-type="float" office:value="25000000" calcext:value-type="float">
            <text:p>25,000,000</text:p>
          </table:table-cell>
          <table:table-cell office:value-type="float" office:value="0" calcext:value-type="float">
            <text:p>0</text:p>
          </table:table-cell>
          <table:table-cell table:formula="of:=[.E38]-[.F38]" office:value-type="float" office:value="25000000" calcext:value-type="float">
            <text:p>25,000,000</text:p>
          </table:table-cell>
          <table:table-cell table:formula="of:=VLOOKUP([.D38];[COA.$A$2:.$E$58];2;0)" office:value-type="string" office:string-value="Gaji pegawai" calcext:value-type="string">
            <text:p>Gaji pegawai</text:p>
          </table:table-cell>
          <table:table-cell table:formula="of:=VLOOKUP([.D38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28" calcext:value-type="date">
            <text:p>28 Jan 20</text:p>
          </table:table-cell>
          <table:table-cell table:formula="of:=TEXT([.A39];&quot;MMM&quot;)" office:value-type="string" office:string-value="Jan" calcext:value-type="string">
            <text:p>Jan</text:p>
          </table:table-cell>
          <table:table-cell office:value-type="string" calcext:value-type="string">
            <text:p>Pembayaran gaji karyawan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5000000" calcext:value-type="float">
            <text:p>25,000,000</text:p>
          </table:table-cell>
          <table:table-cell table:formula="of:=[.E39]-[.F39]" office:value-type="float" office:value="-25000000" calcext:value-type="float">
            <text:p>-25,000,000</text:p>
          </table:table-cell>
          <table:table-cell table:formula="of:=VLOOKUP([.D39];[COA.$A$2:.$E$58];2;0)" office:value-type="string" office:string-value="Bank" calcext:value-type="string">
            <text:p>Bank</text:p>
          </table:table-cell>
          <table:table-cell table:formula="of:=VLOOKUP([.D3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table:formula="of:=TEXT([.A40];&quot;MMM&quot;)" office:value-type="string" office:string-value="Jan" calcext:value-type="string">
            <text:p>Jan</text:p>
          </table:table-cell>
          <table:table-cell office:value-type="string" calcext:value-type="string">
            <text:p>Iuran keamanan dan kebersihan bulan Januari 2019 yang masih harus di bayar </text:p>
          </table:table-cell>
          <table:table-cell office:value-type="float" office:value="5031" calcext:value-type="float">
            <text:p>503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E40]-[.F40]" office:value-type="float" office:value="350000" calcext:value-type="float">
            <text:p>350,000</text:p>
          </table:table-cell>
          <table:table-cell table:formula="of:=VLOOKUP([.D40];[COA.$A$2:.$E$58];2;0)" office:value-type="string" office:string-value="Beban Kebersihan &amp; Keamanan" calcext:value-type="string">
            <text:p>Beban Kebersihan &amp; Keamanan</text:p>
          </table:table-cell>
          <table:table-cell table:formula="of:=VLOOKUP([.D4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table:formula="of:=TEXT([.A41];&quot;MMM&quot;)" office:value-type="string" office:string-value="Jan" calcext:value-type="string">
            <text:p>Jan</text:p>
          </table:table-cell>
          <table:table-cell office:value-type="string" calcext:value-type="string">
            <text:p>Iuran keamanan dan kebersihan bulan Januari 2019 yang masih harus di bayar 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E41]-[.F41]" office:value-type="float" office:value="-350000" calcext:value-type="float">
            <text:p>-350,000</text:p>
          </table:table-cell>
          <table:table-cell table:formula="of:=VLOOKUP([.D41];[COA.$A$2:.$E$58];2;0)" office:value-type="string" office:string-value="Utang lainnya" calcext:value-type="string">
            <text:p>Utang lainnya</text:p>
          </table:table-cell>
          <table:table-cell table:formula="of:=VLOOKUP([.D41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table:formula="of:=TEXT([.A42];&quot;MMM&quot;)" office:value-type="string" office:string-value="Jan" calcext:value-type="string">
            <text:p>Jan</text:p>
          </table:table-cell>
          <table:table-cell office:value-type="string" calcext:value-type="string">
            <text:p>Closing Entry untuk Ikhtisar Rugi-Laba bulan Januari 2019</text:p>
          </table:table-cell>
          <table:table-cell office:value-type="float" office:value="9999" calcext:value-type="float">
            <text:p>9999</text:p>
          </table:table-cell>
          <table:table-cell office:value-type="float" office:value="41360000" calcext:value-type="float">
            <text:p>41,360,000</text:p>
          </table:table-cell>
          <table:table-cell office:value-type="float" office:value="0" calcext:value-type="float">
            <text:p>0</text:p>
          </table:table-cell>
          <table:table-cell table:formula="of:=[.E42]-[.F42]" office:value-type="float" office:value="41360000" calcext:value-type="float">
            <text:p>41,360,000</text:p>
          </table:table-cell>
          <table:table-cell table:formula="of:=VLOOKUP([.D42];[COA.$A$2:.$E$58];2;0)" office:value-type="string" office:string-value="Helper Account" calcext:value-type="string">
            <text:p>Helper Account</text:p>
          </table:table-cell>
          <table:table-cell table:formula="of:=VLOOKUP([.D42];[COA.$A$2:.$E$58];5;0)" office:value-type="string" office:string-value="HELPER" calcext:value-type="string">
            <text:p>HELPER</text:p>
          </table:table-cell>
        </table:table-row>
        <table:table-row table:style-name="ro1">
          <table:table-cell office:value-type="date" office:date-value="2020-01-31" calcext:value-type="date">
            <text:p>31 Jan 20</text:p>
          </table:table-cell>
          <table:table-cell table:formula="of:=TEXT([.A43];&quot;MMM&quot;)" office:value-type="string" office:string-value="Jan" calcext:value-type="string">
            <text:p>Jan</text:p>
          </table:table-cell>
          <table:table-cell office:value-type="string" calcext:value-type="string">
            <text:p>Closing Entry untuk Ikhtisar Rugi-Laba bulan Januari 2019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41360000" calcext:value-type="float">
            <text:p>41,360,000</text:p>
          </table:table-cell>
          <table:table-cell table:formula="of:=[.E43]-[.F43]" office:value-type="float" office:value="-41360000" calcext:value-type="float">
            <text:p>-41,360,000</text:p>
          </table:table-cell>
          <table:table-cell table:formula="of:=VLOOKUP([.D43];[COA.$A$2:.$E$58];2;0)" office:value-type="string" office:string-value="Akumulasi Laba" calcext:value-type="string">
            <text:p>Akumulasi Laba</text:p>
          </table:table-cell>
          <table:table-cell table:formula="of:=VLOOKUP([.D43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2-01" calcext:value-type="date">
            <text:p>1 Feb 20</text:p>
          </table:table-cell>
          <table:table-cell table:formula="of:=TEXT([.A44];&quot;MMM&quot;)" office:value-type="string" office:string-value="Feb" calcext:value-type="string">
            <text:p>Feb</text:p>
          </table:table-cell>
          <table:table-cell office:value-type="string" calcext:value-type="string">
            <text:p>Pengisian Petty Cash dari bank</text:p>
          </table:table-cell>
          <table:table-cell office:value-type="float" office:value="1001" calcext:value-type="float">
            <text:p>1001</text:p>
          </table:table-cell>
          <table:table-cell office:value-type="float" office:value="1500000" calcext:value-type="float">
            <text:p>1,500,000</text:p>
          </table:table-cell>
          <table:table-cell office:value-type="float" office:value="0" calcext:value-type="float">
            <text:p>0</text:p>
          </table:table-cell>
          <table:table-cell table:formula="of:=[.E44]-[.F44]" office:value-type="float" office:value="1500000" calcext:value-type="float">
            <text:p>1,500,000</text:p>
          </table:table-cell>
          <table:table-cell table:formula="of:=VLOOKUP([.D44];[COA.$A$2:.$E$58];2;0)" office:value-type="string" office:string-value="Petty Cash" calcext:value-type="string">
            <text:p>Petty Cash</text:p>
          </table:table-cell>
          <table:table-cell table:formula="of:=VLOOKUP([.D4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1" calcext:value-type="date">
            <text:p>1 Feb 20</text:p>
          </table:table-cell>
          <table:table-cell table:formula="of:=TEXT([.A45];&quot;MMM&quot;)" office:value-type="string" office:string-value="Feb" calcext:value-type="string">
            <text:p>Feb</text:p>
          </table:table-cell>
          <table:table-cell office:value-type="string" calcext:value-type="string">
            <text:p>Pengisian Petty Cash dari bank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,500,000</text:p>
          </table:table-cell>
          <table:table-cell table:formula="of:=[.E45]-[.F45]" office:value-type="float" office:value="-1500000" calcext:value-type="float">
            <text:p>-1,500,000</text:p>
          </table:table-cell>
          <table:table-cell table:formula="of:=VLOOKUP([.D45];[COA.$A$2:.$E$58];2;0)" office:value-type="string" office:string-value="Bank" calcext:value-type="string">
            <text:p>Bank</text:p>
          </table:table-cell>
          <table:table-cell table:formula="of:=VLOOKUP([.D4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2" calcext:value-type="date">
            <text:p>2 Feb 20</text:p>
          </table:table-cell>
          <table:table-cell table:formula="of:=TEXT([.A46];&quot;MMM&quot;)" office:value-type="string" office:string-value="Feb" calcext:value-type="string">
            <text:p>Feb</text:p>
          </table:table-cell>
          <table:table-cell office:value-type="string" calcext:value-type="string">
            <text:p>Jasa konsultasi pajak dan pembuatan Laporan Pajak untuk CV Bangun Bersama secara kredit. Jatuh tempo pada bulan Maret 2019</text:p>
          </table:table-cell>
          <table:table-cell office:value-type="float" office:value="1100" calcext:value-type="float">
            <text:p>1100</text:p>
          </table:table-cell>
          <table:table-cell office:value-type="float" office:value="22000000" calcext:value-type="float">
            <text:p>22,000,000</text:p>
          </table:table-cell>
          <table:table-cell office:value-type="float" office:value="0" calcext:value-type="float">
            <text:p>0</text:p>
          </table:table-cell>
          <table:table-cell table:formula="of:=[.E46]-[.F46]" office:value-type="float" office:value="22000000" calcext:value-type="float">
            <text:p>22,000,000</text:p>
          </table:table-cell>
          <table:table-cell table:formula="of:=VLOOKUP([.D46];[COA.$A$2:.$E$58];2;0)" office:value-type="string" office:string-value="Piutang usaha" calcext:value-type="string">
            <text:p>Piutang usaha</text:p>
          </table:table-cell>
          <table:table-cell table:formula="of:=VLOOKUP([.D4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2" calcext:value-type="date">
            <text:p>2 Feb 20</text:p>
          </table:table-cell>
          <table:table-cell table:formula="of:=TEXT([.A47];&quot;MMM&quot;)" office:value-type="string" office:string-value="Feb" calcext:value-type="string">
            <text:p>Feb</text:p>
          </table:table-cell>
          <table:table-cell office:value-type="string" calcext:value-type="string">
            <text:p>Jasa konsultasi pajak dan pembuatan Laporan Pajak untuk CV Bangun Bersama secara kredit. Jatuh tempo pada bulan Maret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2000000" calcext:value-type="float">
            <text:p>22,000,000</text:p>
          </table:table-cell>
          <table:table-cell table:formula="of:=[.E47]-[.F47]" office:value-type="float" office:value="-22000000" calcext:value-type="float">
            <text:p>-22,000,000</text:p>
          </table:table-cell>
          <table:table-cell table:formula="of:=VLOOKUP([.D47];[COA.$A$2:.$E$58];2;0)" office:value-type="string" office:string-value="Pendapatan Jasa" calcext:value-type="string">
            <text:p>Pendapatan Jasa</text:p>
          </table:table-cell>
          <table:table-cell table:formula="of:=VLOOKUP([.D47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table:formula="of:=TEXT([.A48];&quot;MMM&quot;)" office:value-type="string" office:string-value="Feb" calcext:value-type="string">
            <text:p>Feb</text:p>
          </table:table-cell>
          <table:table-cell office:value-type="string" calcext:value-type="string">
            <text:p>Penerimaan pembayaran jasa konsultasi dari PT Maju Bersama</text:p>
          </table:table-cell>
          <table:table-cell office:value-type="float" office:value="1010" calcext:value-type="float">
            <text:p>101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E48]-[.F48]" office:value-type="float" office:value="8500000" calcext:value-type="float">
            <text:p>8,500,000</text:p>
          </table:table-cell>
          <table:table-cell table:formula="of:=VLOOKUP([.D48];[COA.$A$2:.$E$58];2;0)" office:value-type="string" office:string-value="Bank" calcext:value-type="string">
            <text:p>Bank</text:p>
          </table:table-cell>
          <table:table-cell table:formula="of:=VLOOKUP([.D4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table:formula="of:=TEXT([.A49];&quot;MMM&quot;)" office:value-type="string" office:string-value="Feb" calcext:value-type="string">
            <text:p>Feb</text:p>
          </table:table-cell>
          <table:table-cell office:value-type="string" calcext:value-type="string">
            <text:p>Penerimaan pembayaran jasa konsultasi dari PT Maju Bersama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E49]-[.F49]" office:value-type="float" office:value="-8500000" calcext:value-type="float">
            <text:p>-8,500,000</text:p>
          </table:table-cell>
          <table:table-cell table:formula="of:=VLOOKUP([.D49];[COA.$A$2:.$E$58];2;0)" office:value-type="string" office:string-value="Piutang usaha" calcext:value-type="string">
            <text:p>Piutang usaha</text:p>
          </table:table-cell>
          <table:table-cell table:formula="of:=VLOOKUP([.D4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table:formula="of:=TEXT([.A50];&quot;MMM&quot;)" office:value-type="string" office:string-value="Feb" calcext:value-type="string">
            <text:p>Feb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02" calcext:value-type="float">
            <text:p>1002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0" calcext:value-type="float">
            <text:p>0</text:p>
          </table:table-cell>
          <table:table-cell table:formula="of:=[.E50]-[.F50]" office:value-type="float" office:value="1000000" calcext:value-type="float">
            <text:p>1,000,000</text:p>
          </table:table-cell>
          <table:table-cell table:formula="of:=VLOOKUP([.D50];[COA.$A$2:.$E$58];2;0)" office:value-type="string" office:string-value="Kas Kantor" calcext:value-type="string">
            <text:p>Kas Kantor</text:p>
          </table:table-cell>
          <table:table-cell table:formula="of:=VLOOKUP([.D5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3" calcext:value-type="date">
            <text:p>3 Feb 20</text:p>
          </table:table-cell>
          <table:table-cell table:formula="of:=TEXT([.A51];&quot;MMM&quot;)" office:value-type="string" office:string-value="Feb" calcext:value-type="string">
            <text:p>Feb</text:p>
          </table:table-cell>
          <table:table-cell office:value-type="string" calcext:value-type="string">
            <text:p>Pengisian Kas Kantor/ Petty Cash (transfer dari Bank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,000,000</text:p>
          </table:table-cell>
          <table:table-cell table:formula="of:=[.E51]-[.F51]" office:value-type="float" office:value="-1000000" calcext:value-type="float">
            <text:p>-1,000,000</text:p>
          </table:table-cell>
          <table:table-cell table:formula="of:=VLOOKUP([.D51];[COA.$A$2:.$E$58];2;0)" office:value-type="string" office:string-value="Bank" calcext:value-type="string">
            <text:p>Bank</text:p>
          </table:table-cell>
          <table:table-cell table:formula="of:=VLOOKUP([.D5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4" calcext:value-type="date">
            <text:p>4 Feb 20</text:p>
          </table:table-cell>
          <table:table-cell table:formula="of:=TEXT([.A52];&quot;MMM&quot;)" office:value-type="string" office:string-value="Feb" calcext:value-type="string">
            <text:p>Feb</text:p>
          </table:table-cell>
          <table:table-cell office:value-type="string" calcext:value-type="string">
            <text:p>Transfer pembayaran iuran keamanan dan kebersihan bulan Januari 2019</text:p>
          </table:table-cell>
          <table:table-cell office:value-type="float" office:value="2050" calcext:value-type="float">
            <text:p>2050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E52]-[.F52]" office:value-type="float" office:value="350000" calcext:value-type="float">
            <text:p>350,000</text:p>
          </table:table-cell>
          <table:table-cell table:formula="of:=VLOOKUP([.D52];[COA.$A$2:.$E$58];2;0)" office:value-type="string" office:string-value="Utang lainnya" calcext:value-type="string">
            <text:p>Utang lainnya</text:p>
          </table:table-cell>
          <table:table-cell table:formula="of:=VLOOKUP([.D52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4" calcext:value-type="date">
            <text:p>4 Feb 20</text:p>
          </table:table-cell>
          <table:table-cell table:formula="of:=TEXT([.A53];&quot;MMM&quot;)" office:value-type="string" office:string-value="Feb" calcext:value-type="string">
            <text:p>Feb</text:p>
          </table:table-cell>
          <table:table-cell office:value-type="string" calcext:value-type="string">
            <text:p>Transfer pembayaran iuran keamanan dan kebersihan bulan Januari 2019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E53]-[.F53]" office:value-type="float" office:value="-350000" calcext:value-type="float">
            <text:p>-350,000</text:p>
          </table:table-cell>
          <table:table-cell table:formula="of:=VLOOKUP([.D53];[COA.$A$2:.$E$58];2;0)" office:value-type="string" office:string-value="Bank" calcext:value-type="string">
            <text:p>Bank</text:p>
          </table:table-cell>
          <table:table-cell table:formula="of:=VLOOKUP([.D5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table:formula="of:=TEXT([.A54];&quot;MMM&quot;)" office:value-type="string" office:string-value="Feb" calcext:value-type="string">
            <text:p>Feb</text:p>
          </table:table-cell>
          <table:table-cell office:value-type="string" calcext:value-type="string">
            <text:p>Pembayaran jasa pelatihan akuntansi dari PT. Adi Daya</text:p>
          </table:table-cell>
          <table:table-cell office:value-type="float" office:value="1010" calcext:value-type="float">
            <text:p>1010</text:p>
          </table:table-cell>
          <table:table-cell office:value-type="float" office:value="15000000" calcext:value-type="float">
            <text:p>15,000,000</text:p>
          </table:table-cell>
          <table:table-cell office:value-type="float" office:value="0" calcext:value-type="float">
            <text:p>0</text:p>
          </table:table-cell>
          <table:table-cell table:formula="of:=[.E54]-[.F54]" office:value-type="float" office:value="15000000" calcext:value-type="float">
            <text:p>15,000,000</text:p>
          </table:table-cell>
          <table:table-cell table:formula="of:=VLOOKUP([.D54];[COA.$A$2:.$E$58];2;0)" office:value-type="string" office:string-value="Bank" calcext:value-type="string">
            <text:p>Bank</text:p>
          </table:table-cell>
          <table:table-cell table:formula="of:=VLOOKUP([.D5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table:formula="of:=TEXT([.A55];&quot;MMM&quot;)" office:value-type="string" office:string-value="Feb" calcext:value-type="string">
            <text:p>Feb</text:p>
          </table:table-cell>
          <table:table-cell office:value-type="string" calcext:value-type="string">
            <text:p>Pembayaran jasa pelatihan akuntansi dari PT. Adi Day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5000000" calcext:value-type="float">
            <text:p>15,000,000</text:p>
          </table:table-cell>
          <table:table-cell table:formula="of:=[.E55]-[.F55]" office:value-type="float" office:value="-15000000" calcext:value-type="float">
            <text:p>-15,000,000</text:p>
          </table:table-cell>
          <table:table-cell table:formula="of:=VLOOKUP([.D55];[COA.$A$2:.$E$58];2;0)" office:value-type="string" office:string-value="Pendapatan Jasa" calcext:value-type="string">
            <text:p>Pendapatan Jasa</text:p>
          </table:table-cell>
          <table:table-cell table:formula="of:=VLOOKUP([.D5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table:formula="of:=TEXT([.A56];&quot;MMM&quot;)" office:value-type="string" office:string-value="Feb" calcext:value-type="string">
            <text:p>Feb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1350000" calcext:value-type="float">
            <text:p>1,350,000</text:p>
          </table:table-cell>
          <table:table-cell office:value-type="float" office:value="0" calcext:value-type="float">
            <text:p>0</text:p>
          </table:table-cell>
          <table:table-cell table:formula="of:=[.E56]-[.F56]" office:value-type="float" office:value="1350000" calcext:value-type="float">
            <text:p>1,350,000</text:p>
          </table:table-cell>
          <table:table-cell table:formula="of:=VLOOKUP([.D56];[COA.$A$2:.$E$58];2;0)" office:value-type="string" office:string-value="Beban ATK" calcext:value-type="string">
            <text:p>Beban ATK</text:p>
          </table:table-cell>
          <table:table-cell table:formula="of:=VLOOKUP([.D5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07" calcext:value-type="date">
            <text:p>7 Feb 20</text:p>
          </table:table-cell>
          <table:table-cell table:formula="of:=TEXT([.A57];&quot;MMM&quot;)" office:value-type="string" office:string-value="Feb" calcext:value-type="string">
            <text:p>Feb</text:p>
          </table:table-cell>
          <table:table-cell office:value-type="string" calcext:value-type="string">
            <text:p>Pembelian alat tulis (ATK) untuk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350000" calcext:value-type="float">
            <text:p>1,350,000</text:p>
          </table:table-cell>
          <table:table-cell table:formula="of:=[.E57]-[.F57]" office:value-type="float" office:value="-1350000" calcext:value-type="float">
            <text:p>-1,350,000</text:p>
          </table:table-cell>
          <table:table-cell table:formula="of:=VLOOKUP([.D57];[COA.$A$2:.$E$58];2;0)" office:value-type="string" office:string-value="Utang usaha" calcext:value-type="string">
            <text:p>Utang usaha</text:p>
          </table:table-cell>
          <table:table-cell table:formula="of:=VLOOKUP([.D57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8" calcext:value-type="date">
            <text:p>8 Feb 20</text:p>
          </table:table-cell>
          <table:table-cell table:formula="of:=TEXT([.A58];&quot;MMM&quot;)" office:value-type="string" office:string-value="Feb" calcext:value-type="string">
            <text:p>Feb</text:p>
          </table:table-cell>
          <table:table-cell office:value-type="string" calcext:value-type="string">
            <text:p>Jasa audit dan konsultasi internal control untuk PT. Maju Bersama secara kredit. Jatuh tempo pada bulan Maret 2019</text:p>
          </table:table-cell>
          <table:table-cell office:value-type="float" office:value="1100" calcext:value-type="float">
            <text:p>110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E58]-[.F58]" office:value-type="float" office:value="8500000" calcext:value-type="float">
            <text:p>8,500,000</text:p>
          </table:table-cell>
          <table:table-cell table:formula="of:=VLOOKUP([.D58];[COA.$A$2:.$E$58];2;0)" office:value-type="string" office:string-value="Piutang usaha" calcext:value-type="string">
            <text:p>Piutang usaha</text:p>
          </table:table-cell>
          <table:table-cell table:formula="of:=VLOOKUP([.D5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8" calcext:value-type="date">
            <text:p>8 Feb 20</text:p>
          </table:table-cell>
          <table:table-cell table:formula="of:=TEXT([.A59];&quot;MMM&quot;)" office:value-type="string" office:string-value="Feb" calcext:value-type="string">
            <text:p>Feb</text:p>
          </table:table-cell>
          <table:table-cell office:value-type="string" calcext:value-type="string">
            <text:p>Jasa audit dan konsultasi internal control untuk PT. Maju Bersama secara kredit. Jatuh tempo pada bulan Maret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E59]-[.F59]" office:value-type="float" office:value="-8500000" calcext:value-type="float">
            <text:p>-8,500,000</text:p>
          </table:table-cell>
          <table:table-cell table:formula="of:=VLOOKUP([.D59];[COA.$A$2:.$E$58];2;0)" office:value-type="string" office:string-value="Pendapatan Jasa" calcext:value-type="string">
            <text:p>Pendapatan Jasa</text:p>
          </table:table-cell>
          <table:table-cell table:formula="of:=VLOOKUP([.D59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table:formula="of:=TEXT([.A60];&quot;MMM&quot;)" office:value-type="string" office:string-value="Feb" calcext:value-type="string">
            <text:p>Feb</text:p>
          </table:table-cell>
          <table:table-cell office:value-type="string" calcext:value-type="string">
            <text:p>Bayar hutang untuk pembelian ATK bulan Januari 2019</text:p>
          </table:table-cell>
          <table:table-cell office:value-type="float" office:value="2010" calcext:value-type="float">
            <text:p>2010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E60]-[.F60]" office:value-type="float" office:value="1120000" calcext:value-type="float">
            <text:p>1,120,000</text:p>
          </table:table-cell>
          <table:table-cell table:formula="of:=VLOOKUP([.D60];[COA.$A$2:.$E$58];2;0)" office:value-type="string" office:string-value="Utang usaha" calcext:value-type="string">
            <text:p>Utang usaha</text:p>
          </table:table-cell>
          <table:table-cell table:formula="of:=VLOOKUP([.D60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table:formula="of:=TEXT([.A61];&quot;MMM&quot;)" office:value-type="string" office:string-value="Feb" calcext:value-type="string">
            <text:p>Feb</text:p>
          </table:table-cell>
          <table:table-cell office:value-type="string" calcext:value-type="string">
            <text:p>Bayar hutang untuk pembelian ATK bulan Januari 2019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E61]-[.F61]" office:value-type="float" office:value="-1120000" calcext:value-type="float">
            <text:p>-1,120,000</text:p>
          </table:table-cell>
          <table:table-cell table:formula="of:=VLOOKUP([.D61];[COA.$A$2:.$E$58];2;0)" office:value-type="string" office:string-value="Bank" calcext:value-type="string">
            <text:p>Bank</text:p>
          </table:table-cell>
          <table:table-cell table:formula="of:=VLOOKUP([.D6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table:formula="of:=TEXT([.A62];&quot;MMM&quot;)" office:value-type="string" office:string-value="Feb" calcext:value-type="string">
            <text:p>Feb</text:p>
          </table:table-cell>
          <table:table-cell office:value-type="string" calcext:value-type="string">
            <text:p>Bayar hutang untuk pembelian Kertas bulan Januari 2019</text:p>
          </table:table-cell>
          <table:table-cell office:value-type="float" office:value="2010" calcext:value-type="float">
            <text:p>2010</text:p>
          </table:table-cell>
          <table:table-cell office:value-type="float" office:value="3500000" calcext:value-type="float">
            <text:p>3,500,000</text:p>
          </table:table-cell>
          <table:table-cell office:value-type="float" office:value="0" calcext:value-type="float">
            <text:p>0</text:p>
          </table:table-cell>
          <table:table-cell table:formula="of:=[.E62]-[.F62]" office:value-type="float" office:value="3500000" calcext:value-type="float">
            <text:p>3,500,000</text:p>
          </table:table-cell>
          <table:table-cell table:formula="of:=VLOOKUP([.D62];[COA.$A$2:.$E$58];2;0)" office:value-type="string" office:string-value="Utang usaha" calcext:value-type="string">
            <text:p>Utang usaha</text:p>
          </table:table-cell>
          <table:table-cell table:formula="of:=VLOOKUP([.D62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09" calcext:value-type="date">
            <text:p>9 Feb 20</text:p>
          </table:table-cell>
          <table:table-cell table:formula="of:=TEXT([.A63];&quot;MMM&quot;)" office:value-type="string" office:string-value="Feb" calcext:value-type="string">
            <text:p>Feb</text:p>
          </table:table-cell>
          <table:table-cell office:value-type="string" calcext:value-type="string">
            <text:p>Bayar hutang untuk pembelian Kertas bulan Januari 2019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,500,000</text:p>
          </table:table-cell>
          <table:table-cell table:formula="of:=[.E63]-[.F63]" office:value-type="float" office:value="-3500000" calcext:value-type="float">
            <text:p>-3,500,000</text:p>
          </table:table-cell>
          <table:table-cell table:formula="of:=VLOOKUP([.D63];[COA.$A$2:.$E$58];2;0)" office:value-type="string" office:string-value="Bank" calcext:value-type="string">
            <text:p>Bank</text:p>
          </table:table-cell>
          <table:table-cell table:formula="of:=VLOOKUP([.D6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table:formula="of:=TEXT([.A64];&quot;MMM&quot;)" office:value-type="string" office:string-value="Feb" calcext:value-type="string">
            <text:p>Feb</text:p>
          </table:table-cell>
          <table:table-cell office:value-type="string" calcext:value-type="string">
            <text:p>Pembayaran tagihan air dan telepon</text:p>
          </table:table-cell>
          <table:table-cell office:value-type="float" office:value="5025" calcext:value-type="float">
            <text:p>5025</text:p>
          </table:table-cell>
          <table:table-cell office:value-type="float" office:value="1200000" calcext:value-type="float">
            <text:p>1,200,000</text:p>
          </table:table-cell>
          <table:table-cell office:value-type="float" office:value="0" calcext:value-type="float">
            <text:p>0</text:p>
          </table:table-cell>
          <table:table-cell table:formula="of:=[.E64]-[.F64]" office:value-type="float" office:value="1200000" calcext:value-type="float">
            <text:p>1,200,000</text:p>
          </table:table-cell>
          <table:table-cell table:formula="of:=VLOOKUP([.D64];[COA.$A$2:.$E$58];2;0)" office:value-type="string" office:string-value="Listrik, air, telepon" calcext:value-type="string">
            <text:p>Listrik, air, telepon</text:p>
          </table:table-cell>
          <table:table-cell table:formula="of:=VLOOKUP([.D6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table:formula="of:=TEXT([.A65];&quot;MMM&quot;)" office:value-type="string" office:string-value="Feb" calcext:value-type="string">
            <text:p>Feb</text:p>
          </table:table-cell>
          <table:table-cell office:value-type="string" calcext:value-type="string">
            <text:p>Pembayaran tagihan air dan telepon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,200,000</text:p>
          </table:table-cell>
          <table:table-cell table:formula="of:=[.E65]-[.F65]" office:value-type="float" office:value="-1200000" calcext:value-type="float">
            <text:p>-1,200,000</text:p>
          </table:table-cell>
          <table:table-cell table:formula="of:=VLOOKUP([.D65];[COA.$A$2:.$E$58];2;0)" office:value-type="string" office:string-value="Kas Kantor" calcext:value-type="string">
            <text:p>Kas Kantor</text:p>
          </table:table-cell>
          <table:table-cell table:formula="of:=VLOOKUP([.D6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table:formula="of:=TEXT([.A66];&quot;MMM&quot;)" office:value-type="string" office:string-value="Feb" calcext:value-type="string">
            <text:p>Feb</text:p>
          </table:table-cell>
          <table:table-cell office:value-type="string" calcext:value-type="string">
            <text:p>Membeli token/pulsa listrik untuk kantor</text:p>
          </table:table-cell>
          <table:table-cell office:value-type="float" office:value="5025" calcext:value-type="float">
            <text:p>5025</text:p>
          </table:table-cell>
          <table:table-cell office:value-type="float" office:value="500000" calcext:value-type="float">
            <text:p>500,000</text:p>
          </table:table-cell>
          <table:table-cell office:value-type="float" office:value="0" calcext:value-type="float">
            <text:p>0</text:p>
          </table:table-cell>
          <table:table-cell table:formula="of:=[.E66]-[.F66]" office:value-type="float" office:value="500000" calcext:value-type="float">
            <text:p>500,000</text:p>
          </table:table-cell>
          <table:table-cell table:formula="of:=VLOOKUP([.D66];[COA.$A$2:.$E$58];2;0)" office:value-type="string" office:string-value="Listrik, air, telepon" calcext:value-type="string">
            <text:p>Listrik, air, telepon</text:p>
          </table:table-cell>
          <table:table-cell table:formula="of:=VLOOKUP([.D6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0" calcext:value-type="date">
            <text:p>10 Feb 20</text:p>
          </table:table-cell>
          <table:table-cell table:formula="of:=TEXT([.A67];&quot;MMM&quot;)" office:value-type="string" office:string-value="Feb" calcext:value-type="string">
            <text:p>Feb</text:p>
          </table:table-cell>
          <table:table-cell office:value-type="string" calcext:value-type="string">
            <text:p>Membeli token/pulsa listrik untuk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,000</text:p>
          </table:table-cell>
          <table:table-cell table:formula="of:=[.E67]-[.F67]" office:value-type="float" office:value="-500000" calcext:value-type="float">
            <text:p>-500,000</text:p>
          </table:table-cell>
          <table:table-cell table:formula="of:=VLOOKUP([.D67];[COA.$A$2:.$E$58];2;0)" office:value-type="string" office:string-value="Kas Kantor" calcext:value-type="string">
            <text:p>Kas Kantor</text:p>
          </table:table-cell>
          <table:table-cell table:formula="of:=VLOOKUP([.D6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table:formula="of:=TEXT([.A68];&quot;MMM&quot;)" office:value-type="string" office:string-value="Feb" calcext:value-type="string">
            <text:p>Feb</text:p>
          </table:table-cell>
          <table:table-cell office:value-type="string" calcext:value-type="string">
            <text:p>Tarikan dana dari owner untuk kebutuhan pribadi</text:p>
          </table:table-cell>
          <table:table-cell office:value-type="float" office:value="3711" calcext:value-type="float">
            <text:p>3711</text:p>
          </table:table-cell>
          <table:table-cell office:value-type="float" office:value="5000000" calcext:value-type="float">
            <text:p>5,000,000</text:p>
          </table:table-cell>
          <table:table-cell office:value-type="float" office:value="0" calcext:value-type="float">
            <text:p>0</text:p>
          </table:table-cell>
          <table:table-cell table:formula="of:=[.E68]-[.F68]" office:value-type="float" office:value="5000000" calcext:value-type="float">
            <text:p>5,000,000</text:p>
          </table:table-cell>
          <table:table-cell table:formula="of:=VLOOKUP([.D68];[COA.$A$2:.$E$58];2;0)" office:value-type="string" office:string-value="Dividen/ Prive - Abdul" calcext:value-type="string">
            <text:p>Dividen/ Prive - Abdul</text:p>
          </table:table-cell>
          <table:table-cell table:formula="of:=VLOOKUP([.D68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table:formula="of:=TEXT([.A69];&quot;MMM&quot;)" office:value-type="string" office:string-value="Feb" calcext:value-type="string">
            <text:p>Feb</text:p>
          </table:table-cell>
          <table:table-cell office:value-type="string" calcext:value-type="string">
            <text:p>Tarikan dana dari owner untuk kebutuhan pribadi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5000000" calcext:value-type="float">
            <text:p>5,000,000</text:p>
          </table:table-cell>
          <table:table-cell table:formula="of:=[.E69]-[.F69]" office:value-type="float" office:value="-5000000" calcext:value-type="float">
            <text:p>-5,000,000</text:p>
          </table:table-cell>
          <table:table-cell table:formula="of:=VLOOKUP([.D69];[COA.$A$2:.$E$58];2;0)" office:value-type="string" office:string-value="Bank" calcext:value-type="string">
            <text:p>Bank</text:p>
          </table:table-cell>
          <table:table-cell table:formula="of:=VLOOKUP([.D6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table:formula="of:=TEXT([.A70];&quot;MMM&quot;)" office:value-type="string" office:string-value="Feb" calcext:value-type="string">
            <text:p>Feb</text:p>
          </table:table-cell>
          <table:table-cell office:value-type="string" calcext:value-type="string">
            <text:p>Biaya pengiriman dokumen (pos)</text:p>
          </table:table-cell>
          <table:table-cell office:value-type="float" office:value="5028" calcext:value-type="float">
            <text:p>5028</text:p>
          </table:table-cell>
          <table:table-cell office:value-type="float" office:value="375000" calcext:value-type="float">
            <text:p>375,000</text:p>
          </table:table-cell>
          <table:table-cell office:value-type="float" office:value="0" calcext:value-type="float">
            <text:p>0</text:p>
          </table:table-cell>
          <table:table-cell table:formula="of:=[.E70]-[.F70]" office:value-type="float" office:value="375000" calcext:value-type="float">
            <text:p>375,000</text:p>
          </table:table-cell>
          <table:table-cell table:formula="of:=VLOOKUP([.D70];[COA.$A$2:.$E$58];2;0)" office:value-type="string" office:string-value="Pos, materai dan pengiriman" calcext:value-type="string">
            <text:p>Pos, materai dan pengiriman</text:p>
          </table:table-cell>
          <table:table-cell table:formula="of:=VLOOKUP([.D7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table:formula="of:=TEXT([.A71];&quot;MMM&quot;)" office:value-type="string" office:string-value="Feb" calcext:value-type="string">
            <text:p>Feb</text:p>
          </table:table-cell>
          <table:table-cell office:value-type="string" calcext:value-type="string">
            <text:p>Biaya pengiriman dokumen (pos)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75000" calcext:value-type="float">
            <text:p>375,000</text:p>
          </table:table-cell>
          <table:table-cell table:formula="of:=[.E71]-[.F71]" office:value-type="float" office:value="-375000" calcext:value-type="float">
            <text:p>-375,000</text:p>
          </table:table-cell>
          <table:table-cell table:formula="of:=VLOOKUP([.D71];[COA.$A$2:.$E$58];2;0)" office:value-type="string" office:string-value="Kas Kantor" calcext:value-type="string">
            <text:p>Kas Kantor</text:p>
          </table:table-cell>
          <table:table-cell table:formula="of:=VLOOKUP([.D7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table:formula="of:=TEXT([.A72];&quot;MMM&quot;)" office:value-type="string" office:string-value="Feb" calcext:value-type="string">
            <text:p>Feb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5015" calcext:value-type="float">
            <text:p>5015</text:p>
          </table:table-cell>
          <table:table-cell office:value-type="float" office:value="4000000" calcext:value-type="float">
            <text:p>4,000,000</text:p>
          </table:table-cell>
          <table:table-cell office:value-type="float" office:value="0" calcext:value-type="float">
            <text:p>0</text:p>
          </table:table-cell>
          <table:table-cell table:formula="of:=[.E72]-[.F72]" office:value-type="float" office:value="4000000" calcext:value-type="float">
            <text:p>4,000,000</text:p>
          </table:table-cell>
          <table:table-cell table:formula="of:=VLOOKUP([.D72];[COA.$A$2:.$E$58];2;0)" office:value-type="string" office:string-value="Beban ATK" calcext:value-type="string">
            <text:p>Beban ATK</text:p>
          </table:table-cell>
          <table:table-cell table:formula="of:=VLOOKUP([.D7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14" calcext:value-type="date">
            <text:p>14 Feb 20</text:p>
          </table:table-cell>
          <table:table-cell table:formula="of:=TEXT([.A73];&quot;MMM&quot;)" office:value-type="string" office:string-value="Feb" calcext:value-type="string">
            <text:p>Feb</text:p>
          </table:table-cell>
          <table:table-cell office:value-type="string" calcext:value-type="string">
            <text:p>Pembelian kertas untuk kebutuhan kantor secara kredit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4000000" calcext:value-type="float">
            <text:p>4,000,000</text:p>
          </table:table-cell>
          <table:table-cell table:formula="of:=[.E73]-[.F73]" office:value-type="float" office:value="-4000000" calcext:value-type="float">
            <text:p>-4,000,000</text:p>
          </table:table-cell>
          <table:table-cell table:formula="of:=VLOOKUP([.D73];[COA.$A$2:.$E$58];2;0)" office:value-type="string" office:string-value="Utang usaha" calcext:value-type="string">
            <text:p>Utang usaha</text:p>
          </table:table-cell>
          <table:table-cell table:formula="of:=VLOOKUP([.D73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19" calcext:value-type="date">
            <text:p>19 Feb 20</text:p>
          </table:table-cell>
          <table:table-cell table:formula="of:=TEXT([.A74];&quot;MMM&quot;)" office:value-type="string" office:string-value="Feb" calcext:value-type="string">
            <text:p>Feb</text:p>
          </table:table-cell>
          <table:table-cell office:value-type="string" calcext:value-type="string">
            <text:p>Jasa pembuatan dan perancangan sistem akuntansi untuk UD. Sejahtera secara kredit. Jatuh tempo bulan Maret 2019</text:p>
          </table:table-cell>
          <table:table-cell office:value-type="float" office:value="1100" calcext:value-type="float">
            <text:p>1100</text:p>
          </table:table-cell>
          <table:table-cell office:value-type="float" office:value="25000000" calcext:value-type="float">
            <text:p>25,000,000</text:p>
          </table:table-cell>
          <table:table-cell office:value-type="float" office:value="0" calcext:value-type="float">
            <text:p>0</text:p>
          </table:table-cell>
          <table:table-cell table:formula="of:=[.E74]-[.F74]" office:value-type="float" office:value="25000000" calcext:value-type="float">
            <text:p>25,000,000</text:p>
          </table:table-cell>
          <table:table-cell table:formula="of:=VLOOKUP([.D74];[COA.$A$2:.$E$58];2;0)" office:value-type="string" office:string-value="Piutang usaha" calcext:value-type="string">
            <text:p>Piutang usaha</text:p>
          </table:table-cell>
          <table:table-cell table:formula="of:=VLOOKUP([.D7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19" calcext:value-type="date">
            <text:p>19 Feb 20</text:p>
          </table:table-cell>
          <table:table-cell table:formula="of:=TEXT([.A75];&quot;MMM&quot;)" office:value-type="string" office:string-value="Feb" calcext:value-type="string">
            <text:p>Feb</text:p>
          </table:table-cell>
          <table:table-cell office:value-type="string" calcext:value-type="string">
            <text:p>Jasa pembuatan dan perancangan sistem akuntansi untuk UD. Sejahtera secara kredit. Jatuh tempo bulan Maret 2019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5000000" calcext:value-type="float">
            <text:p>25,000,000</text:p>
          </table:table-cell>
          <table:table-cell table:formula="of:=[.E75]-[.F75]" office:value-type="float" office:value="-25000000" calcext:value-type="float">
            <text:p>-25,000,000</text:p>
          </table:table-cell>
          <table:table-cell table:formula="of:=VLOOKUP([.D75];[COA.$A$2:.$E$58];2;0)" office:value-type="string" office:string-value="Pendapatan Jasa" calcext:value-type="string">
            <text:p>Pendapatan Jasa</text:p>
          </table:table-cell>
          <table:table-cell table:formula="of:=VLOOKUP([.D75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22" calcext:value-type="date">
            <text:p>22 Feb 20</text:p>
          </table:table-cell>
          <table:table-cell table:formula="of:=TEXT([.A76];&quot;MMM&quot;)" office:value-type="string" office:string-value="Feb" calcext:value-type="string">
            <text:p>Feb</text:p>
          </table:table-cell>
          <table:table-cell office:value-type="string" calcext:value-type="string">
            <text:p>Pembayaran atas jasa konsultasi dari PT. Sejatera Bersama</text:p>
          </table:table-cell>
          <table:table-cell office:value-type="float" office:value="1010" calcext:value-type="float">
            <text:p>1010</text:p>
          </table:table-cell>
          <table:table-cell office:value-type="float" office:value="13750000" calcext:value-type="float">
            <text:p>13,750,000</text:p>
          </table:table-cell>
          <table:table-cell office:value-type="float" office:value="0" calcext:value-type="float">
            <text:p>0</text:p>
          </table:table-cell>
          <table:table-cell table:formula="of:=[.E76]-[.F76]" office:value-type="float" office:value="13750000" calcext:value-type="float">
            <text:p>13,750,000</text:p>
          </table:table-cell>
          <table:table-cell table:formula="of:=VLOOKUP([.D76];[COA.$A$2:.$E$58];2;0)" office:value-type="string" office:string-value="Bank" calcext:value-type="string">
            <text:p>Bank</text:p>
          </table:table-cell>
          <table:table-cell table:formula="of:=VLOOKUP([.D7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2" calcext:value-type="date">
            <text:p>22 Feb 20</text:p>
          </table:table-cell>
          <table:table-cell table:formula="of:=TEXT([.A77];&quot;MMM&quot;)" office:value-type="string" office:string-value="Feb" calcext:value-type="string">
            <text:p>Feb</text:p>
          </table:table-cell>
          <table:table-cell office:value-type="string" calcext:value-type="string">
            <text:p>Pembayaran atas jasa konsultasi dari PT. Sejatera Bersam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3750000" calcext:value-type="float">
            <text:p>13,750,000</text:p>
          </table:table-cell>
          <table:table-cell table:formula="of:=[.E77]-[.F77]" office:value-type="float" office:value="-13750000" calcext:value-type="float">
            <text:p>-13,750,000</text:p>
          </table:table-cell>
          <table:table-cell table:formula="of:=VLOOKUP([.D77];[COA.$A$2:.$E$58];2;0)" office:value-type="string" office:string-value="Pendapatan Jasa" calcext:value-type="string">
            <text:p>Pendapatan Jasa</text:p>
          </table:table-cell>
          <table:table-cell table:formula="of:=VLOOKUP([.D77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2-26" calcext:value-type="date">
            <text:p>26 Feb 20</text:p>
          </table:table-cell>
          <table:table-cell table:formula="of:=TEXT([.A78];&quot;MMM&quot;)" office:value-type="string" office:string-value="Feb" calcext:value-type="string">
            <text:p>Feb</text:p>
          </table:table-cell>
          <table:table-cell office:value-type="string" calcext:value-type="string">
            <text:p>Bayar fee Tuan Amir (Konsultan Hukum)</text:p>
          </table:table-cell>
          <table:table-cell office:value-type="float" office:value="5026" calcext:value-type="float">
            <text:p>5026</text:p>
          </table:table-cell>
          <table:table-cell office:value-type="float" office:value="4700000" calcext:value-type="float">
            <text:p>4,700,000</text:p>
          </table:table-cell>
          <table:table-cell office:value-type="float" office:value="0" calcext:value-type="float">
            <text:p>0</text:p>
          </table:table-cell>
          <table:table-cell table:formula="of:=[.E78]-[.F78]" office:value-type="float" office:value="4700000" calcext:value-type="float">
            <text:p>4,700,000</text:p>
          </table:table-cell>
          <table:table-cell table:formula="of:=VLOOKUP([.D78];[COA.$A$2:.$E$58];2;0)" office:value-type="string" office:string-value="Jasa profesional" calcext:value-type="string">
            <text:p>Jasa profesional</text:p>
          </table:table-cell>
          <table:table-cell table:formula="of:=VLOOKUP([.D78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26" calcext:value-type="date">
            <text:p>26 Feb 20</text:p>
          </table:table-cell>
          <table:table-cell table:formula="of:=TEXT([.A79];&quot;MMM&quot;)" office:value-type="string" office:string-value="Feb" calcext:value-type="string">
            <text:p>Feb</text:p>
          </table:table-cell>
          <table:table-cell office:value-type="string" calcext:value-type="string">
            <text:p>Bayar fee Tuan Amir (Konsultan Hukum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4700000" calcext:value-type="float">
            <text:p>4,700,000</text:p>
          </table:table-cell>
          <table:table-cell table:formula="of:=[.E79]-[.F79]" office:value-type="float" office:value="-4700000" calcext:value-type="float">
            <text:p>-4,700,000</text:p>
          </table:table-cell>
          <table:table-cell table:formula="of:=VLOOKUP([.D79];[COA.$A$2:.$E$58];2;0)" office:value-type="string" office:string-value="Bank" calcext:value-type="string">
            <text:p>Bank</text:p>
          </table:table-cell>
          <table:table-cell table:formula="of:=VLOOKUP([.D7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table:formula="of:=TEXT([.A80];&quot;MMM&quot;)" office:value-type="string" office:string-value="Feb" calcext:value-type="string">
            <text:p>Feb</text:p>
          </table:table-cell>
          <table:table-cell office:value-type="string" calcext:value-type="string">
            <text:p>Iuran keamanan dan kebersihan bulan Februari 2019 yang masih harus di bayar </text:p>
          </table:table-cell>
          <table:table-cell office:value-type="float" office:value="5031" calcext:value-type="float">
            <text:p>503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E80]-[.F80]" office:value-type="float" office:value="350000" calcext:value-type="float">
            <text:p>350,000</text:p>
          </table:table-cell>
          <table:table-cell table:formula="of:=VLOOKUP([.D80];[COA.$A$2:.$E$58];2;0)" office:value-type="string" office:string-value="Beban Kebersihan &amp; Keamanan" calcext:value-type="string">
            <text:p>Beban Kebersihan &amp; Keamanan</text:p>
          </table:table-cell>
          <table:table-cell table:formula="of:=VLOOKUP([.D8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table:formula="of:=TEXT([.A81];&quot;MMM&quot;)" office:value-type="string" office:string-value="Feb" calcext:value-type="string">
            <text:p>Feb</text:p>
          </table:table-cell>
          <table:table-cell office:value-type="string" calcext:value-type="string">
            <text:p>Iuran keamanan dan kebersihan bulan Februari 2019 yang masih harus di bayar 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E81]-[.F81]" office:value-type="float" office:value="-350000" calcext:value-type="float">
            <text:p>-350,000</text:p>
          </table:table-cell>
          <table:table-cell table:formula="of:=VLOOKUP([.D81];[COA.$A$2:.$E$58];2;0)" office:value-type="string" office:string-value="Utang lainnya" calcext:value-type="string">
            <text:p>Utang lainnya</text:p>
          </table:table-cell>
          <table:table-cell table:formula="of:=VLOOKUP([.D81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table:formula="of:=TEXT([.A82];&quot;MMM&quot;)" office:value-type="string" office:string-value="Feb" calcext:value-type="string">
            <text:p>Feb</text:p>
          </table:table-cell>
          <table:table-cell office:value-type="string" calcext:value-type="string">
            <text:p>Bayar gaji karyawan</text:p>
          </table:table-cell>
          <table:table-cell office:value-type="float" office:value="5021" calcext:value-type="float">
            <text:p>5021</text:p>
          </table:table-cell>
          <table:table-cell office:value-type="float" office:value="24300000" calcext:value-type="float">
            <text:p>24,300,000</text:p>
          </table:table-cell>
          <table:table-cell office:value-type="float" office:value="0" calcext:value-type="float">
            <text:p>0</text:p>
          </table:table-cell>
          <table:table-cell table:formula="of:=[.E82]-[.F82]" office:value-type="float" office:value="24300000" calcext:value-type="float">
            <text:p>24,300,000</text:p>
          </table:table-cell>
          <table:table-cell table:formula="of:=VLOOKUP([.D82];[COA.$A$2:.$E$58];2;0)" office:value-type="string" office:string-value="Gaji pegawai" calcext:value-type="string">
            <text:p>Gaji pegawai</text:p>
          </table:table-cell>
          <table:table-cell table:formula="of:=VLOOKUP([.D8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table:formula="of:=TEXT([.A83];&quot;MMM&quot;)" office:value-type="string" office:string-value="Feb" calcext:value-type="string">
            <text:p>Feb</text:p>
          </table:table-cell>
          <table:table-cell office:value-type="string" calcext:value-type="string">
            <text:p>Bayar gaji karyawan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4300000" calcext:value-type="float">
            <text:p>24,300,000</text:p>
          </table:table-cell>
          <table:table-cell table:formula="of:=[.E83]-[.F83]" office:value-type="float" office:value="-24300000" calcext:value-type="float">
            <text:p>-24,300,000</text:p>
          </table:table-cell>
          <table:table-cell table:formula="of:=VLOOKUP([.D83];[COA.$A$2:.$E$58];2;0)" office:value-type="string" office:string-value="Bank" calcext:value-type="string">
            <text:p>Bank</text:p>
          </table:table-cell>
          <table:table-cell table:formula="of:=VLOOKUP([.D8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table:formula="of:=TEXT([.A84];&quot;MMM&quot;)" office:value-type="string" office:string-value="Feb" calcext:value-type="string">
            <text:p>Feb</text:p>
          </table:table-cell>
          <table:table-cell office:value-type="string" calcext:value-type="string">
            <text:p>Beli Peralatan Kantor</text:p>
          </table:table-cell>
          <table:table-cell office:value-type="float" office:value="1160" calcext:value-type="float">
            <text:p>1160</text:p>
          </table:table-cell>
          <table:table-cell office:value-type="float" office:value="4750000" calcext:value-type="float">
            <text:p>4,750,000</text:p>
          </table:table-cell>
          <table:table-cell office:value-type="float" office:value="0" calcext:value-type="float">
            <text:p>0</text:p>
          </table:table-cell>
          <table:table-cell table:formula="of:=[.E84]-[.F84]" office:value-type="float" office:value="4750000" calcext:value-type="float">
            <text:p>4,750,000</text:p>
          </table:table-cell>
          <table:table-cell table:formula="of:=VLOOKUP([.D84];[COA.$A$2:.$E$58];2;0)" office:value-type="string" office:string-value="Office Supplies" calcext:value-type="string">
            <text:p>Office Supplies</text:p>
          </table:table-cell>
          <table:table-cell table:formula="of:=VLOOKUP([.D8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8" calcext:value-type="date">
            <text:p>28 Feb 20</text:p>
          </table:table-cell>
          <table:table-cell table:formula="of:=TEXT([.A85];&quot;MMM&quot;)" office:value-type="string" office:string-value="Feb" calcext:value-type="string">
            <text:p>Feb</text:p>
          </table:table-cell>
          <table:table-cell office:value-type="string" calcext:value-type="string">
            <text:p>Beli Peralatan Kanto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4750000" calcext:value-type="float">
            <text:p>4,750,000</text:p>
          </table:table-cell>
          <table:table-cell table:formula="of:=[.E85]-[.F85]" office:value-type="float" office:value="-4750000" calcext:value-type="float">
            <text:p>-4,750,000</text:p>
          </table:table-cell>
          <table:table-cell table:formula="of:=VLOOKUP([.D85];[COA.$A$2:.$E$58];2;0)" office:value-type="string" office:string-value="Bank" calcext:value-type="string">
            <text:p>Bank</text:p>
          </table:table-cell>
          <table:table-cell table:formula="of:=VLOOKUP([.D8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2-29" calcext:value-type="date">
            <text:p>29 Feb 20</text:p>
          </table:table-cell>
          <table:table-cell table:formula="of:=TEXT([.A86];&quot;MMM&quot;)" office:value-type="string" office:string-value="Feb" calcext:value-type="string">
            <text:p>Feb</text:p>
          </table:table-cell>
          <table:table-cell office:value-type="string" calcext:value-type="string">
            <text:p>Closing Entry - for period Feb 2020</text:p>
          </table:table-cell>
          <table:table-cell office:value-type="float" office:value="9999" calcext:value-type="float">
            <text:p>9999</text:p>
          </table:table-cell>
          <table:table-cell office:value-type="float" office:value="47475000" calcext:value-type="float">
            <text:p>47,475,000</text:p>
          </table:table-cell>
          <table:table-cell office:value-type="float" office:value="0" calcext:value-type="float">
            <text:p>0</text:p>
          </table:table-cell>
          <table:table-cell table:formula="of:=[.E86]-[.F86]" office:value-type="float" office:value="47475000" calcext:value-type="float">
            <text:p>47,475,000</text:p>
          </table:table-cell>
          <table:table-cell table:formula="of:=VLOOKUP([.D86];[COA.$A$2:.$E$58];2;0)" office:value-type="string" office:string-value="Helper Account" calcext:value-type="string">
            <text:p>Helper Account</text:p>
          </table:table-cell>
          <table:table-cell table:formula="of:=VLOOKUP([.D86];[COA.$A$2:.$E$58];5;0)" office:value-type="string" office:string-value="HELPER" calcext:value-type="string">
            <text:p>HELPER</text:p>
          </table:table-cell>
        </table:table-row>
        <table:table-row table:style-name="ro1">
          <table:table-cell office:value-type="date" office:date-value="2020-02-29" calcext:value-type="date">
            <text:p>29 Feb 20</text:p>
          </table:table-cell>
          <table:table-cell table:formula="of:=TEXT([.A87];&quot;MMM&quot;)" office:value-type="string" office:string-value="Feb" calcext:value-type="string">
            <text:p>Feb</text:p>
          </table:table-cell>
          <table:table-cell office:value-type="string" calcext:value-type="string">
            <text:p>Closing Entry - for period Feb 2020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47475000" calcext:value-type="float">
            <text:p>47,475,000</text:p>
          </table:table-cell>
          <table:table-cell table:formula="of:=[.E87]-[.F87]" office:value-type="float" office:value="-47475000" calcext:value-type="float">
            <text:p>-47,475,000</text:p>
          </table:table-cell>
          <table:table-cell table:formula="of:=VLOOKUP([.D87];[COA.$A$2:.$E$58];2;0)" office:value-type="string" office:string-value="Akumulasi Laba" calcext:value-type="string">
            <text:p>Akumulasi Laba</text:p>
          </table:table-cell>
          <table:table-cell table:formula="of:=VLOOKUP([.D87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3-08" calcext:value-type="date">
            <text:p>8 Mar 20</text:p>
          </table:table-cell>
          <table:table-cell table:formula="of:=TEXT([.A88];&quot;MMM&quot;)" office:value-type="string" office:string-value="Mar" calcext:value-type="string">
            <text:p>Mar</text:p>
          </table:table-cell>
          <table:table-cell office:value-type="string" calcext:value-type="string">
            <text:p>Tarik uang dari Bank ke Kas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0" calcext:value-type="float">
            <text:p>0</text:p>
          </table:table-cell>
          <table:table-cell table:formula="of:=[.E88]-[.F88]" office:value-type="float" office:value="3000000" calcext:value-type="float">
            <text:p>3,000,000</text:p>
          </table:table-cell>
          <table:table-cell table:formula="of:=VLOOKUP([.D88];[COA.$A$2:.$E$58];2;0)" office:value-type="string" office:string-value="Kas Kantor" calcext:value-type="string">
            <text:p>Kas Kantor</text:p>
          </table:table-cell>
          <table:table-cell table:formula="of:=VLOOKUP([.D8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8" calcext:value-type="date">
            <text:p>8 Mar 20</text:p>
          </table:table-cell>
          <table:table-cell table:formula="of:=TEXT([.A89];&quot;MMM&quot;)" office:value-type="string" office:string-value="Mar" calcext:value-type="string">
            <text:p>Mar</text:p>
          </table:table-cell>
          <table:table-cell office:value-type="string" calcext:value-type="string">
            <text:p>Tarik uang dari Bank ke Kas Kanto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000000" calcext:value-type="float">
            <text:p>3,000,000</text:p>
          </table:table-cell>
          <table:table-cell table:formula="of:=[.E89]-[.F89]" office:value-type="float" office:value="-3000000" calcext:value-type="float">
            <text:p>-3,000,000</text:p>
          </table:table-cell>
          <table:table-cell table:formula="of:=VLOOKUP([.D89];[COA.$A$2:.$E$58];2;0)" office:value-type="string" office:string-value="Bank" calcext:value-type="string">
            <text:p>Bank</text:p>
          </table:table-cell>
          <table:table-cell table:formula="of:=VLOOKUP([.D89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table:formula="of:=TEXT([.A90];&quot;MMM&quot;)" office:value-type="string" office:string-value="Mar" calcext:value-type="string">
            <text:p>Mar</text:p>
          </table:table-cell>
          <table:table-cell office:value-type="string" calcext:value-type="string">
            <text:p>Pembayaran tagihan air dan telp</text:p>
          </table:table-cell>
          <table:table-cell office:value-type="float" office:value="5025" calcext:value-type="float">
            <text:p>5025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E90]-[.F90]" office:value-type="float" office:value="1120000" calcext:value-type="float">
            <text:p>1,120,000</text:p>
          </table:table-cell>
          <table:table-cell table:formula="of:=VLOOKUP([.D90];[COA.$A$2:.$E$58];2;0)" office:value-type="string" office:string-value="Listrik, air, telepon" calcext:value-type="string">
            <text:p>Listrik, air, telepon</text:p>
          </table:table-cell>
          <table:table-cell table:formula="of:=VLOOKUP([.D90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table:formula="of:=TEXT([.A91];&quot;MMM&quot;)" office:value-type="string" office:string-value="Mar" calcext:value-type="string">
            <text:p>Mar</text:p>
          </table:table-cell>
          <table:table-cell office:value-type="string" calcext:value-type="string">
            <text:p>Pembayaran tagihan air dan telp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E91]-[.F91]" office:value-type="float" office:value="-1120000" calcext:value-type="float">
            <text:p>-1,120,000</text:p>
          </table:table-cell>
          <table:table-cell table:formula="of:=VLOOKUP([.D91];[COA.$A$2:.$E$58];2;0)" office:value-type="string" office:string-value="Kas Kantor" calcext:value-type="string">
            <text:p>Kas Kantor</text:p>
          </table:table-cell>
          <table:table-cell table:formula="of:=VLOOKUP([.D9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table:formula="of:=TEXT([.A92];&quot;MMM&quot;)" office:value-type="string" office:string-value="Mar" calcext:value-type="string">
            <text:p>Mar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5025" calcext:value-type="float">
            <text:p>5025</text:p>
          </table:table-cell>
          <table:table-cell office:value-type="float" office:value="300000" calcext:value-type="float">
            <text:p>300,000</text:p>
          </table:table-cell>
          <table:table-cell office:value-type="float" office:value="0" calcext:value-type="float">
            <text:p>0</text:p>
          </table:table-cell>
          <table:table-cell table:formula="of:=[.E92]-[.F92]" office:value-type="float" office:value="300000" calcext:value-type="float">
            <text:p>300,000</text:p>
          </table:table-cell>
          <table:table-cell table:formula="of:=VLOOKUP([.D92];[COA.$A$2:.$E$58];2;0)" office:value-type="string" office:string-value="Listrik, air, telepon" calcext:value-type="string">
            <text:p>Listrik, air, telepon</text:p>
          </table:table-cell>
          <table:table-cell table:formula="of:=VLOOKUP([.D9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table:formula="of:=TEXT([.A93];&quot;MMM&quot;)" office:value-type="string" office:string-value="Mar" calcext:value-type="string">
            <text:p>Mar</text:p>
          </table:table-cell>
          <table:table-cell office:value-type="string" calcext:value-type="string">
            <text:p>Pembelian pulsa listrik untuk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,000</text:p>
          </table:table-cell>
          <table:table-cell table:formula="of:=[.E93]-[.F93]" office:value-type="float" office:value="-300000" calcext:value-type="float">
            <text:p>-300,000</text:p>
          </table:table-cell>
          <table:table-cell table:formula="of:=VLOOKUP([.D93];[COA.$A$2:.$E$58];2;0)" office:value-type="string" office:string-value="Kas Kantor" calcext:value-type="string">
            <text:p>Kas Kantor</text:p>
          </table:table-cell>
          <table:table-cell table:formula="of:=VLOOKUP([.D9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1" calcext:value-type="date">
            <text:p>11 Mar 20</text:p>
          </table:table-cell>
          <table:table-cell table:formula="of:=TEXT([.A94];&quot;MMM&quot;)" office:value-type="string" office:string-value="Mar" calcext:value-type="string">
            <text:p>Mar</text:p>
          </table:table-cell>
          <table:table-cell office:value-type="string" calcext:value-type="string">
            <text:p>Pembelian makanan ringan (kue dan minuman) untuk tamu kantor</text:p>
          </table:table-cell>
          <table:table-cell office:value-type="float" office:value="5030" calcext:value-type="float">
            <text:p>5030</text:p>
          </table:table-cell>
          <table:table-cell office:value-type="float" office:value="250000" calcext:value-type="float">
            <text:p>250,000</text:p>
          </table:table-cell>
          <table:table-cell office:value-type="float" office:value="0" calcext:value-type="float">
            <text:p>0</text:p>
          </table:table-cell>
          <table:table-cell table:formula="of:=[.E94]-[.F94]" office:value-type="float" office:value="250000" calcext:value-type="float">
            <text:p>250,000</text:p>
          </table:table-cell>
          <table:table-cell table:formula="of:=VLOOKUP([.D94];[COA.$A$2:.$E$58];2;0)" office:value-type="string" office:string-value="Jamuan dan Sumbangan" calcext:value-type="string">
            <text:p>Jamuan dan Sumbangan</text:p>
          </table:table-cell>
          <table:table-cell table:formula="of:=VLOOKUP([.D9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11" calcext:value-type="date">
            <text:p>11 Mar 20</text:p>
          </table:table-cell>
          <table:table-cell table:formula="of:=TEXT([.A95];&quot;MMM&quot;)" office:value-type="string" office:string-value="Mar" calcext:value-type="string">
            <text:p>Mar</text:p>
          </table:table-cell>
          <table:table-cell office:value-type="string" calcext:value-type="string">
            <text:p>Pembelian makanan ringan (kue dan minuman) untuk tamu kantor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,000</text:p>
          </table:table-cell>
          <table:table-cell table:formula="of:=[.E95]-[.F95]" office:value-type="float" office:value="-250000" calcext:value-type="float">
            <text:p>-250,000</text:p>
          </table:table-cell>
          <table:table-cell table:formula="of:=VLOOKUP([.D95];[COA.$A$2:.$E$58];2;0)" office:value-type="string" office:string-value="Kas Kantor" calcext:value-type="string">
            <text:p>Kas Kantor</text:p>
          </table:table-cell>
          <table:table-cell table:formula="of:=VLOOKUP([.D9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5" calcext:value-type="date">
            <text:p>5 Mar 20</text:p>
          </table:table-cell>
          <table:table-cell table:formula="of:=TEXT([.A96];&quot;MMM&quot;)" office:value-type="string" office:string-value="Mar" calcext:value-type="string">
            <text:p>Mar</text:p>
          </table:table-cell>
          <table:table-cell office:value-type="string" calcext:value-type="string">
            <text:p>Jasa konsultasi perancangan Sistem Akuntansi untuk UD. Dagang Sejahtera</text:p>
          </table:table-cell>
          <table:table-cell office:value-type="float" office:value="1010" calcext:value-type="float">
            <text:p>1010</text:p>
          </table:table-cell>
          <table:table-cell office:value-type="float" office:value="19000000" calcext:value-type="float">
            <text:p>19,000,000</text:p>
          </table:table-cell>
          <table:table-cell office:value-type="float" office:value="0" calcext:value-type="float">
            <text:p>0</text:p>
          </table:table-cell>
          <table:table-cell table:formula="of:=[.E96]-[.F96]" office:value-type="float" office:value="19000000" calcext:value-type="float">
            <text:p>19,000,000</text:p>
          </table:table-cell>
          <table:table-cell table:formula="of:=VLOOKUP([.D96];[COA.$A$2:.$E$58];2;0)" office:value-type="string" office:string-value="Bank" calcext:value-type="string">
            <text:p>Bank</text:p>
          </table:table-cell>
          <table:table-cell table:formula="of:=VLOOKUP([.D96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5" calcext:value-type="date">
            <text:p>5 Mar 20</text:p>
          </table:table-cell>
          <table:table-cell table:formula="of:=TEXT([.A97];&quot;MMM&quot;)" office:value-type="string" office:string-value="Mar" calcext:value-type="string">
            <text:p>Mar</text:p>
          </table:table-cell>
          <table:table-cell office:value-type="string" calcext:value-type="string">
            <text:p>Jasa konsultasi perancangan Sistem Akuntansi untuk UD. Dagang Sejahter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19000000" calcext:value-type="float">
            <text:p>19,000,000</text:p>
          </table:table-cell>
          <table:table-cell table:formula="of:=[.E97]-[.F97]" office:value-type="float" office:value="-19000000" calcext:value-type="float">
            <text:p>-19,000,000</text:p>
          </table:table-cell>
          <table:table-cell table:formula="of:=VLOOKUP([.D97];[COA.$A$2:.$E$58];2;0)" office:value-type="string" office:string-value="Pendapatan Jasa" calcext:value-type="string">
            <text:p>Pendapatan Jasa</text:p>
          </table:table-cell>
          <table:table-cell table:formula="of:=VLOOKUP([.D97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3-17" calcext:value-type="date">
            <text:p>17 Mar 20</text:p>
          </table:table-cell>
          <table:table-cell table:formula="of:=TEXT([.A98];&quot;MMM&quot;)" office:value-type="string" office:string-value="Mar" calcext:value-type="string">
            <text:p>Mar</text:p>
          </table:table-cell>
          <table:table-cell office:value-type="string" calcext:value-type="string">
            <text:p>Tambahan modal dari owner ke perusahaan</text:p>
          </table:table-cell>
          <table:table-cell office:value-type="float" office:value="1010" calcext:value-type="float">
            <text:p>1010</text:p>
          </table:table-cell>
          <table:table-cell office:value-type="float" office:value="50000000" calcext:value-type="float">
            <text:p>50,000,000</text:p>
          </table:table-cell>
          <table:table-cell office:value-type="float" office:value="0" calcext:value-type="float">
            <text:p>0</text:p>
          </table:table-cell>
          <table:table-cell table:formula="of:=[.E98]-[.F98]" office:value-type="float" office:value="50000000" calcext:value-type="float">
            <text:p>50,000,000</text:p>
          </table:table-cell>
          <table:table-cell table:formula="of:=VLOOKUP([.D98];[COA.$A$2:.$E$58];2;0)" office:value-type="string" office:string-value="Bank" calcext:value-type="string">
            <text:p>Bank</text:p>
          </table:table-cell>
          <table:table-cell table:formula="of:=VLOOKUP([.D9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7" calcext:value-type="date">
            <text:p>17 Mar 20</text:p>
          </table:table-cell>
          <table:table-cell table:formula="of:=TEXT([.A99];&quot;MMM&quot;)" office:value-type="string" office:string-value="Mar" calcext:value-type="string">
            <text:p>Mar</text:p>
          </table:table-cell>
          <table:table-cell office:value-type="string" calcext:value-type="string">
            <text:p>Tambahan modal dari owner ke perusahaan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,000,000</text:p>
          </table:table-cell>
          <table:table-cell table:formula="of:=[.E99]-[.F99]" office:value-type="float" office:value="-50000000" calcext:value-type="float">
            <text:p>-50,000,000</text:p>
          </table:table-cell>
          <table:table-cell table:formula="of:=VLOOKUP([.D99];[COA.$A$2:.$E$58];2;0)" office:value-type="string" office:string-value="Tambahan Modal disetor - Fina" calcext:value-type="string">
            <text:p>Tambahan Modal disetor - Fina</text:p>
          </table:table-cell>
          <table:table-cell table:formula="of:=VLOOKUP([.D99];[COA.$A$2:.$E$58];5;0)" office:value-type="string" office:string-value="EQUITY" calcext:value-type="string">
            <text:p>EQUITY</text:p>
          </table:table-cell>
        </table:table-row>
        <table:table-row table:style-name="ro1">
          <table:table-cell office:value-type="date" office:date-value="2020-03-22" calcext:value-type="date">
            <text:p>22 Mar 20</text:p>
          </table:table-cell>
          <table:table-cell table:formula="of:=TEXT([.A100];&quot;MMM&quot;)" office:value-type="string" office:string-value="Mar" calcext:value-type="string">
            <text:p>Mar</text:p>
          </table:table-cell>
          <table:table-cell office:value-type="string" calcext:value-type="string">
            <text:p>Menerima pembayaran dari PT. Sukses Jaya</text:p>
          </table:table-cell>
          <table:table-cell office:value-type="float" office:value="1010" calcext:value-type="float">
            <text:p>101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E100]-[.F100]" office:value-type="float" office:value="24000000" calcext:value-type="float">
            <text:p>24,000,000</text:p>
          </table:table-cell>
          <table:table-cell table:formula="of:=VLOOKUP([.D100];[COA.$A$2:.$E$58];2;0)" office:value-type="string" office:string-value="Bank" calcext:value-type="string">
            <text:p>Bank</text:p>
          </table:table-cell>
          <table:table-cell table:formula="of:=VLOOKUP([.D10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2" calcext:value-type="date">
            <text:p>22 Mar 20</text:p>
          </table:table-cell>
          <table:table-cell table:formula="of:=TEXT([.A101];&quot;MMM&quot;)" office:value-type="string" office:string-value="Mar" calcext:value-type="string">
            <text:p>Mar</text:p>
          </table:table-cell>
          <table:table-cell office:value-type="string" calcext:value-type="string">
            <text:p>Menerima pembayaran dari PT. Sukses Jaya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E101]-[.F101]" office:value-type="float" office:value="-24000000" calcext:value-type="float">
            <text:p>-24,000,000</text:p>
          </table:table-cell>
          <table:table-cell table:formula="of:=VLOOKUP([.D101];[COA.$A$2:.$E$58];2;0)" office:value-type="string" office:string-value="Piutang usaha" calcext:value-type="string">
            <text:p>Piutang usaha</text:p>
          </table:table-cell>
          <table:table-cell table:formula="of:=VLOOKUP([.D101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6" calcext:value-type="date">
            <text:p>26 Mar 20</text:p>
          </table:table-cell>
          <table:table-cell table:formula="of:=TEXT([.A102];&quot;MMM&quot;)" office:value-type="string" office:string-value="Mar" calcext:value-type="string">
            <text:p>Mar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5011" calcext:value-type="float">
            <text:p>5011</text:p>
          </table:table-cell>
          <table:table-cell office:value-type="float" office:value="750000" calcext:value-type="float">
            <text:p>750,000</text:p>
          </table:table-cell>
          <table:table-cell office:value-type="float" office:value="0" calcext:value-type="float">
            <text:p>0</text:p>
          </table:table-cell>
          <table:table-cell table:formula="of:=[.E102]-[.F102]" office:value-type="float" office:value="750000" calcext:value-type="float">
            <text:p>750,000</text:p>
          </table:table-cell>
          <table:table-cell table:formula="of:=VLOOKUP([.D102];[COA.$A$2:.$E$58];2;0)" office:value-type="string" office:string-value="Beban iklan" calcext:value-type="string">
            <text:p>Beban iklan</text:p>
          </table:table-cell>
          <table:table-cell table:formula="of:=VLOOKUP([.D102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26" calcext:value-type="date">
            <text:p>26 Mar 20</text:p>
          </table:table-cell>
          <table:table-cell table:formula="of:=TEXT([.A103];&quot;MMM&quot;)" office:value-type="string" office:string-value="Mar" calcext:value-type="string">
            <text:p>Mar</text:p>
          </table:table-cell>
          <table:table-cell office:value-type="string" calcext:value-type="string">
            <text:p>Biaya pemasangan iklan di surat kabar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,000</text:p>
          </table:table-cell>
          <table:table-cell table:formula="of:=[.E103]-[.F103]" office:value-type="float" office:value="-750000" calcext:value-type="float">
            <text:p>-750,000</text:p>
          </table:table-cell>
          <table:table-cell table:formula="of:=VLOOKUP([.D103];[COA.$A$2:.$E$58];2;0)" office:value-type="string" office:string-value="Bank" calcext:value-type="string">
            <text:p>Bank</text:p>
          </table:table-cell>
          <table:table-cell table:formula="of:=VLOOKUP([.D103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table:formula="of:=TEXT([.A104];&quot;MMM&quot;)" office:value-type="string" office:string-value="Mar" calcext:value-type="string">
            <text:p>Mar</text:p>
          </table:table-cell>
          <table:table-cell office:value-type="string" calcext:value-type="string">
            <text:p>Pembayaran Gaji Karyawan bulan Maret 2020 - Project 1</text:p>
          </table:table-cell>
          <table:table-cell office:value-type="float" office:value="5021" calcext:value-type="float">
            <text:p>5021</text:p>
          </table:table-cell>
          <table:table-cell office:value-type="float" office:value="12700000" calcext:value-type="float">
            <text:p>12,700,000</text:p>
          </table:table-cell>
          <table:table-cell office:value-type="float" office:value="0" calcext:value-type="float">
            <text:p>0</text:p>
          </table:table-cell>
          <table:table-cell table:formula="of:=[.E104]-[.F104]" office:value-type="float" office:value="12700000" calcext:value-type="float">
            <text:p>12,700,000</text:p>
          </table:table-cell>
          <table:table-cell table:formula="of:=VLOOKUP([.D104];[COA.$A$2:.$E$58];2;0)" office:value-type="string" office:string-value="Gaji pegawai" calcext:value-type="string">
            <text:p>Gaji pegawai</text:p>
          </table:table-cell>
          <table:table-cell table:formula="of:=VLOOKUP([.D104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table:formula="of:=TEXT([.A105];&quot;MMM&quot;)" office:value-type="string" office:string-value="Mar" calcext:value-type="string">
            <text:p>Mar</text:p>
          </table:table-cell>
          <table:table-cell office:value-type="string" calcext:value-type="string">
            <text:p>Pembayaran Gaji Karyawan bulan Maret 2020 - Project 1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2700000" calcext:value-type="float">
            <text:p>12,700,000</text:p>
          </table:table-cell>
          <table:table-cell table:formula="of:=[.E105]-[.F105]" office:value-type="float" office:value="-12700000" calcext:value-type="float">
            <text:p>-12,700,000</text:p>
          </table:table-cell>
          <table:table-cell table:formula="of:=VLOOKUP([.D105];[COA.$A$2:.$E$58];2;0)" office:value-type="string" office:string-value="Bank" calcext:value-type="string">
            <text:p>Bank</text:p>
          </table:table-cell>
          <table:table-cell table:formula="of:=VLOOKUP([.D105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table:formula="of:=TEXT([.A106];&quot;MMM&quot;)" office:value-type="string" office:string-value="Mar" calcext:value-type="string">
            <text:p>Mar</text:p>
          </table:table-cell>
          <table:table-cell office:value-type="string" calcext:value-type="string">
            <text:p>Pembayaran Gaji Karyawan bulan Maret 2020 - Store A</text:p>
          </table:table-cell>
          <table:table-cell office:value-type="float" office:value="5021" calcext:value-type="float">
            <text:p>5021</text:p>
          </table:table-cell>
          <table:table-cell office:value-type="float" office:value="12300000" calcext:value-type="float">
            <text:p>12,300,000</text:p>
          </table:table-cell>
          <table:table-cell office:value-type="float" office:value="0" calcext:value-type="float">
            <text:p>0</text:p>
          </table:table-cell>
          <table:table-cell table:formula="of:=[.E106]-[.F106]" office:value-type="float" office:value="12300000" calcext:value-type="float">
            <text:p>12,300,000</text:p>
          </table:table-cell>
          <table:table-cell table:formula="of:=VLOOKUP([.D106];[COA.$A$2:.$E$58];2;0)" office:value-type="string" office:string-value="Gaji pegawai" calcext:value-type="string">
            <text:p>Gaji pegawai</text:p>
          </table:table-cell>
          <table:table-cell table:formula="of:=VLOOKUP([.D10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28" calcext:value-type="date">
            <text:p>28 Mar 20</text:p>
          </table:table-cell>
          <table:table-cell table:formula="of:=TEXT([.A107];&quot;MMM&quot;)" office:value-type="string" office:string-value="Mar" calcext:value-type="string">
            <text:p>Mar</text:p>
          </table:table-cell>
          <table:table-cell office:value-type="string" calcext:value-type="string">
            <text:p>Pembayaran Gaji Karyawan bulan Maret 2020 - Store A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2300000" calcext:value-type="float">
            <text:p>12,300,000</text:p>
          </table:table-cell>
          <table:table-cell table:formula="of:=[.E107]-[.F107]" office:value-type="float" office:value="-12300000" calcext:value-type="float">
            <text:p>-12,300,000</text:p>
          </table:table-cell>
          <table:table-cell table:formula="of:=VLOOKUP([.D107];[COA.$A$2:.$E$58];2;0)" office:value-type="string" office:string-value="Bank" calcext:value-type="string">
            <text:p>Bank</text:p>
          </table:table-cell>
          <table:table-cell table:formula="of:=VLOOKUP([.D107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2" calcext:value-type="date">
            <text:p>2 Mar 20</text:p>
          </table:table-cell>
          <table:table-cell table:formula="of:=TEXT([.A108];&quot;MMM&quot;)" office:value-type="string" office:string-value="Mar" calcext:value-type="string">
            <text:p>Mar</text:p>
          </table:table-cell>
          <table:table-cell office:value-type="string" calcext:value-type="string">
            <text:p>Jasa Konsultasi Pajak dan Pembuatan Laporan Pajak - PT Sukses Jaya</text:p>
          </table:table-cell>
          <table:table-cell office:value-type="float" office:value="1100" calcext:value-type="float">
            <text:p>1100</text:p>
          </table:table-cell>
          <table:table-cell office:value-type="float" office:value="24000000" calcext:value-type="float">
            <text:p>24,000,000</text:p>
          </table:table-cell>
          <table:table-cell office:value-type="float" office:value="0" calcext:value-type="float">
            <text:p>0</text:p>
          </table:table-cell>
          <table:table-cell table:formula="of:=[.E108]-[.F108]" office:value-type="float" office:value="24000000" calcext:value-type="float">
            <text:p>24,000,000</text:p>
          </table:table-cell>
          <table:table-cell table:formula="of:=VLOOKUP([.D108];[COA.$A$2:.$E$58];2;0)" office:value-type="string" office:string-value="Piutang usaha" calcext:value-type="string">
            <text:p>Piutang usaha</text:p>
          </table:table-cell>
          <table:table-cell table:formula="of:=VLOOKUP([.D108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2" calcext:value-type="date">
            <text:p>2 Mar 20</text:p>
          </table:table-cell>
          <table:table-cell table:formula="of:=TEXT([.A109];&quot;MMM&quot;)" office:value-type="string" office:string-value="Mar" calcext:value-type="string">
            <text:p>Mar</text:p>
          </table:table-cell>
          <table:table-cell office:value-type="string" calcext:value-type="string">
            <text:p>Jasa Konsultasi Pajak dan Pembuatan Laporan Pajak - PT Sukses Jay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24000000" calcext:value-type="float">
            <text:p>24,000,000</text:p>
          </table:table-cell>
          <table:table-cell table:formula="of:=[.E109]-[.F109]" office:value-type="float" office:value="-24000000" calcext:value-type="float">
            <text:p>-24,000,000</text:p>
          </table:table-cell>
          <table:table-cell table:formula="of:=VLOOKUP([.D109];[COA.$A$2:.$E$58];2;0)" office:value-type="string" office:string-value="Pendapatan Jasa" calcext:value-type="string">
            <text:p>Pendapatan Jasa</text:p>
          </table:table-cell>
          <table:table-cell table:formula="of:=VLOOKUP([.D109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3-14" calcext:value-type="date">
            <text:p>14 Mar 20</text:p>
          </table:table-cell>
          <table:table-cell table:formula="of:=TEXT([.A110];&quot;MMM&quot;)" office:value-type="string" office:string-value="Mar" calcext:value-type="string">
            <text:p>Mar</text:p>
          </table:table-cell>
          <table:table-cell office:value-type="string" calcext:value-type="string">
            <text:p>Jasa Audit dan Konsultasi Internal Control - PT Maju Bersama</text:p>
          </table:table-cell>
          <table:table-cell office:value-type="float" office:value="1100" calcext:value-type="float">
            <text:p>1100</text:p>
          </table:table-cell>
          <table:table-cell office:value-type="float" office:value="8500000" calcext:value-type="float">
            <text:p>8,500,000</text:p>
          </table:table-cell>
          <table:table-cell office:value-type="float" office:value="0" calcext:value-type="float">
            <text:p>0</text:p>
          </table:table-cell>
          <table:table-cell table:formula="of:=[.E110]-[.F110]" office:value-type="float" office:value="8500000" calcext:value-type="float">
            <text:p>8,500,000</text:p>
          </table:table-cell>
          <table:table-cell table:formula="of:=VLOOKUP([.D110];[COA.$A$2:.$E$58];2;0)" office:value-type="string" office:string-value="Piutang usaha" calcext:value-type="string">
            <text:p>Piutang usaha</text:p>
          </table:table-cell>
          <table:table-cell table:formula="of:=VLOOKUP([.D110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4" calcext:value-type="date">
            <text:p>14 Mar 20</text:p>
          </table:table-cell>
          <table:table-cell table:formula="of:=TEXT([.A111];&quot;MMM&quot;)" office:value-type="string" office:string-value="Mar" calcext:value-type="string">
            <text:p>Mar</text:p>
          </table:table-cell>
          <table:table-cell office:value-type="string" calcext:value-type="string">
            <text:p>Jasa Audit dan Konsultasi Internal Control - PT Maju Bersama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office:value-type="float" office:value="8500000" calcext:value-type="float">
            <text:p>8,500,000</text:p>
          </table:table-cell>
          <table:table-cell table:formula="of:=[.E111]-[.F111]" office:value-type="float" office:value="-8500000" calcext:value-type="float">
            <text:p>-8,500,000</text:p>
          </table:table-cell>
          <table:table-cell table:formula="of:=VLOOKUP([.D111];[COA.$A$2:.$E$58];2;0)" office:value-type="string" office:string-value="Pendapatan Jasa" calcext:value-type="string">
            <text:p>Pendapatan Jasa</text:p>
          </table:table-cell>
          <table:table-cell table:formula="of:=VLOOKUP([.D111];[COA.$A$2:.$E$58];5;0)" office:value-type="string" office:string-value="REVENUE" calcext:value-type="string">
            <text:p>REVENUE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table:formula="of:=TEXT([.A112];&quot;MMM&quot;)" office:value-type="string" office:string-value="Mar" calcext:value-type="string">
            <text:p>Mar</text:p>
          </table:table-cell>
          <table:table-cell office:value-type="string" calcext:value-type="string">
            <text:p>Pembelian alat tulis (ATK) untuk kantor</text:p>
          </table:table-cell>
          <table:table-cell office:value-type="float" office:value="1160" calcext:value-type="float">
            <text:p>1160</text:p>
          </table:table-cell>
          <table:table-cell office:value-type="float" office:value="1120000" calcext:value-type="float">
            <text:p>1,120,000</text:p>
          </table:table-cell>
          <table:table-cell office:value-type="float" office:value="0" calcext:value-type="float">
            <text:p>0</text:p>
          </table:table-cell>
          <table:table-cell table:formula="of:=[.E112]-[.F112]" office:value-type="float" office:value="1120000" calcext:value-type="float">
            <text:p>1,120,000</text:p>
          </table:table-cell>
          <table:table-cell table:formula="of:=VLOOKUP([.D112];[COA.$A$2:.$E$58];2;0)" office:value-type="string" office:string-value="Office Supplies" calcext:value-type="string">
            <text:p>Office Supplies</text:p>
          </table:table-cell>
          <table:table-cell table:formula="of:=VLOOKUP([.D112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09" calcext:value-type="date">
            <text:p>9 Mar 20</text:p>
          </table:table-cell>
          <table:table-cell table:formula="of:=TEXT([.A113];&quot;MMM&quot;)" office:value-type="string" office:string-value="Mar" calcext:value-type="string">
            <text:p>Mar</text:p>
          </table:table-cell>
          <table:table-cell office:value-type="string" calcext:value-type="string">
            <text:p>Pembelian alat tulis (ATK) untuk kantor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120000" calcext:value-type="float">
            <text:p>1,120,000</text:p>
          </table:table-cell>
          <table:table-cell table:formula="of:=[.E113]-[.F113]" office:value-type="float" office:value="-1120000" calcext:value-type="float">
            <text:p>-1,120,000</text:p>
          </table:table-cell>
          <table:table-cell table:formula="of:=VLOOKUP([.D113];[COA.$A$2:.$E$58];2;0)" office:value-type="string" office:string-value="Utang usaha" calcext:value-type="string">
            <text:p>Utang usaha</text:p>
          </table:table-cell>
          <table:table-cell table:formula="of:=VLOOKUP([.D113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table:formula="of:=TEXT([.A114];&quot;MMM&quot;)" office:value-type="string" office:string-value="Mar" calcext:value-type="string">
            <text:p>Mar</text:p>
          </table:table-cell>
          <table:table-cell office:value-type="string" calcext:value-type="string">
            <text:p>Pembelian kertas untuk kebutuhan kantor</text:p>
          </table:table-cell>
          <table:table-cell office:value-type="float" office:value="1160" calcext:value-type="float">
            <text:p>1160</text:p>
          </table:table-cell>
          <table:table-cell office:value-type="float" office:value="3500000" calcext:value-type="float">
            <text:p>3,500,000</text:p>
          </table:table-cell>
          <table:table-cell office:value-type="float" office:value="0" calcext:value-type="float">
            <text:p>0</text:p>
          </table:table-cell>
          <table:table-cell table:formula="of:=[.E114]-[.F114]" office:value-type="float" office:value="3500000" calcext:value-type="float">
            <text:p>3,500,000</text:p>
          </table:table-cell>
          <table:table-cell table:formula="of:=VLOOKUP([.D114];[COA.$A$2:.$E$58];2;0)" office:value-type="string" office:string-value="Office Supplies" calcext:value-type="string">
            <text:p>Office Supplies</text:p>
          </table:table-cell>
          <table:table-cell table:formula="of:=VLOOKUP([.D114];[COA.$A$2:.$E$58];5;0)" office:value-type="string" office:string-value="ASSET" calcext:value-type="string">
            <text:p>ASSET</text:p>
          </table:table-cell>
        </table:table-row>
        <table:table-row table:style-name="ro1">
          <table:table-cell office:value-type="date" office:date-value="2020-03-10" calcext:value-type="date">
            <text:p>10 Mar 20</text:p>
          </table:table-cell>
          <table:table-cell table:formula="of:=TEXT([.A115];&quot;MMM&quot;)" office:value-type="string" office:string-value="Mar" calcext:value-type="string">
            <text:p>Mar</text:p>
          </table:table-cell>
          <table:table-cell office:value-type="string" calcext:value-type="string">
            <text:p>Pembelian kertas untuk kebutuhan kantor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,500,000</text:p>
          </table:table-cell>
          <table:table-cell table:formula="of:=[.E115]-[.F115]" office:value-type="float" office:value="-3500000" calcext:value-type="float">
            <text:p>-3,500,000</text:p>
          </table:table-cell>
          <table:table-cell table:formula="of:=VLOOKUP([.D115];[COA.$A$2:.$E$58];2;0)" office:value-type="string" office:string-value="Utang usaha" calcext:value-type="string">
            <text:p>Utang usaha</text:p>
          </table:table-cell>
          <table:table-cell table:formula="of:=VLOOKUP([.D115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table:formula="of:=TEXT([.A116];&quot;MMM&quot;)" office:value-type="string" office:string-value="Mar" calcext:value-type="string">
            <text:p>Mar</text:p>
          </table:table-cell>
          <table:table-cell office:value-type="string" calcext:value-type="string">
            <text:p>Iuran keamanan dan kebersihan bulan Maret 2020 yg msh hrs di bayar</text:p>
          </table:table-cell>
          <table:table-cell office:value-type="float" office:value="5031" calcext:value-type="float">
            <text:p>503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0" calcext:value-type="float">
            <text:p>0</text:p>
          </table:table-cell>
          <table:table-cell table:formula="of:=[.E116]-[.F116]" office:value-type="float" office:value="350000" calcext:value-type="float">
            <text:p>350,000</text:p>
          </table:table-cell>
          <table:table-cell table:formula="of:=VLOOKUP([.D116];[COA.$A$2:.$E$58];2;0)" office:value-type="string" office:string-value="Beban Kebersihan &amp; Keamanan" calcext:value-type="string">
            <text:p>Beban Kebersihan &amp; Keamanan</text:p>
          </table:table-cell>
          <table:table-cell table:formula="of:=VLOOKUP([.D116];[COA.$A$2:.$E$58];5;0)" office:value-type="string" office:string-value="EXPENSE" calcext:value-type="string">
            <text:p>EXPENSE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table:formula="of:=TEXT([.A117];&quot;MMM&quot;)" office:value-type="string" office:string-value="Mar" calcext:value-type="string">
            <text:p>Mar</text:p>
          </table:table-cell>
          <table:table-cell office:value-type="string" calcext:value-type="string">
            <text:p>Iuran keamanan dan kebersihan bulan Maret 2020 yg msh hrs di bayar</text:p>
          </table:table-cell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,000</text:p>
          </table:table-cell>
          <table:table-cell table:formula="of:=[.E117]-[.F117]" office:value-type="float" office:value="-350000" calcext:value-type="float">
            <text:p>-350,000</text:p>
          </table:table-cell>
          <table:table-cell table:formula="of:=VLOOKUP([.D117];[COA.$A$2:.$E$58];2;0)" office:value-type="string" office:string-value="Biaya masih harus dibayar" calcext:value-type="string">
            <text:p>Biaya masih harus dibayar</text:p>
          </table:table-cell>
          <table:table-cell table:formula="of:=VLOOKUP([.D117];[COA.$A$2:.$E$58];5;0)" office:value-type="string" office:string-value="LIABILITIES" calcext:value-type="string">
            <text:p>LIABILITIES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table:formula="of:=TEXT([.A118];&quot;MMM&quot;)" office:value-type="string" office:string-value="Mar" calcext:value-type="string">
            <text:p>Mar</text:p>
          </table:table-cell>
          <table:table-cell office:value-type="string" calcext:value-type="string">
            <text:p>Closing Entry - for period Mar 2020</text:p>
          </table:table-cell>
          <table:table-cell office:value-type="float" office:value="9999" calcext:value-type="float">
            <text:p>9999</text:p>
          </table:table-cell>
          <table:table-cell office:value-type="float" office:value="23730000" calcext:value-type="float">
            <text:p>23,730,000</text:p>
          </table:table-cell>
          <table:table-cell office:value-type="float" office:value="0" calcext:value-type="float">
            <text:p>0</text:p>
          </table:table-cell>
          <table:table-cell table:formula="of:=[.E118]-[.F118]" office:value-type="float" office:value="23730000" calcext:value-type="float">
            <text:p>23,730,000</text:p>
          </table:table-cell>
          <table:table-cell table:formula="of:=VLOOKUP([.D118];[COA.$A$2:.$E$58];2;0)" office:value-type="string" office:string-value="Helper Account" calcext:value-type="string">
            <text:p>Helper Account</text:p>
          </table:table-cell>
          <table:table-cell table:formula="of:=VLOOKUP([.D118];[COA.$A$2:.$E$58];5;0)" office:value-type="string" office:string-value="HELPER" calcext:value-type="string">
            <text:p>HELPER</text:p>
          </table:table-cell>
        </table:table-row>
        <table:table-row table:style-name="ro1">
          <table:table-cell office:value-type="date" office:date-value="2020-03-31" calcext:value-type="date">
            <text:p>31 Mar 20</text:p>
          </table:table-cell>
          <table:table-cell table:formula="of:=TEXT([.A119];&quot;MMM&quot;)" office:value-type="string" office:string-value="Mar" calcext:value-type="string">
            <text:p>Mar</text:p>
          </table:table-cell>
          <table:table-cell office:value-type="string" calcext:value-type="string">
            <text:p>Closing Entry - for period Mar 2020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23730000" calcext:value-type="float">
            <text:p>23,730,000</text:p>
          </table:table-cell>
          <table:table-cell table:formula="of:=[.E119]-[.F119]" office:value-type="float" office:value="-23730000" calcext:value-type="float">
            <text:p>-23,730,000</text:p>
          </table:table-cell>
          <table:table-cell table:formula="of:=VLOOKUP([.D119];[COA.$A$2:.$E$58];2;0)" office:value-type="string" office:string-value="Akumulasi Laba" calcext:value-type="string">
            <text:p>Akumulasi Laba</text:p>
          </table:table-cell>
          <table:table-cell table:formula="of:=VLOOKUP([.D119];[COA.$A$2:.$E$58];5;0)" office:value-type="string" office:string-value="EQUITY" calcext:value-type="string">
            <text:p>EQU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day/>
      <number:text> </number:text>
      <number:month number:textual="true"/>
      <number:text> </number:text>
      <number:year number:style="long"/>
    </number:date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4" number:min-decimal-places="4" number:min-integer-digits="1"/>
    </number:number-style>
    <number:percentage-style style:name="N165P0" style:volatile="true">
      <number:number number:decimal-places="2" number:min-decimal-places="2" number:min-integer-digits="1"/>
      <number:text> %</number:text>
    </number:percentage-style>
    <number:percentage-style style:name="N165P1" style:volatile="true">
      <number:text>-</number:text>
      <number:number number:decimal-places="2" number:min-decimal-places="2" number:min-integer-digits="1"/>
      <number:text> %</number:text>
    </number:percentage-style>
    <number:percentage-style style:name="N165">
      <number:number number:decimal-places="2" number:min-decimal-places="2" number:min-integer-digits="1"/>
      <number:text> %</number:text>
      <style:map style:condition="value()&gt;0" style:apply-style-name="N165P0"/>
      <style:map style:condition="value()&lt;0" style:apply-style-name="N165P1"/>
    </number:percentage-style>
    <number:number-style style:name="N16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number number:decimal-places="0" number:min-decimal-places="0" number:min-integer-digits="1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71P0"/>
    </number:number-style>
    <number:date-style style:name="N172">
      <number:day/>
      <number:text>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91" style:display-name="ConditionalStyle_191" style:family="table-cell" style:parent-style-name="Default">
      <style:table-cell-properties fo:background-color="#ffff00"/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bfece"/>
    </style:style>
    <style:style style:name="ConditionalStyle_5f_189" style:display-name="ConditionalStyle_189" style:family="table-cell" style:parent-style-name="Default">
      <style:table-cell-properties fo:background-color="#ffe699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0:37:19.74835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08:37:25.385088258</meta:creation-date>
    <dc:date>2020-12-14T13:22:02.801435022</dc:date>
    <meta:editing-duration>PT2H48M47S</meta:editing-duration>
    <meta:editing-cycles>4</meta:editing-cycles>
    <meta:generator>LibreOffice/7.0.2.2$Linux_X86_64 LibreOffice_project/00$Build-2</meta:generator>
    <meta:document-statistic meta:table-count="2" meta:cell-count="1361" meta:object-count="0"/>
  </office:meta>
</office:document-meta>
</file>